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3.829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771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5.466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5.216cm"/>
    </style:style>
    <style:style style:name="co18" style:family="table-column">
      <style:table-column-properties fo:break-before="auto" style:column-width="3.274cm"/>
    </style:style>
    <style:style style:name="co19" style:family="table-column">
      <style:table-column-properties fo:break-before="auto" style:column-width="4.911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5.549cm"/>
    </style:style>
    <style:style style:name="co22" style:family="table-column">
      <style:table-column-properties fo:break-before="auto" style:column-width="5.41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2.381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1.64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2.355cm"/>
    </style:style>
    <style:style style:name="co32" style:family="table-column">
      <style:table-column-properties fo:break-before="auto" style:column-width="1.085cm"/>
    </style:style>
    <style:style style:name="co33" style:family="table-column">
      <style:table-column-properties fo:break-before="auto" style:column-width="1.058cm"/>
    </style:style>
    <style:style style:name="co34" style:family="table-column">
      <style:table-column-properties fo:break-before="auto" style:column-width="1.931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058cm" fo:break-before="auto" style:use-optimal-row-height="false"/>
    </style:style>
    <style:style style:name="ro16" style:family="table-row">
      <style:table-row-properties style:row-height="0.45cm" fo:break-before="auto" style:use-optimal-row-height="true"/>
    </style:style>
    <style:style style:name="ro17" style:family="table-row">
      <style:table-row-properties style:row-height="0.47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000080"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fo:border="0.002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8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9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color="#ff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4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5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6-30">
            <text:p>Thursday, June 30,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8]" office:value-type="date" office:date-value="2011-07-31">
            <text:p>Sunday, Jul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9]" office:value-type="date" office:date-value="2011-08-31">
            <text:p>Wednesday, August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755">
            <text:p>31 July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0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5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2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5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9-30">
            <text:p>Friday, September 30,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8]" office:value-type="date" office:date-value="2011-07-31">
            <text:p>Sunday, Jul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9]" office:value-type="date" office:date-value="2011-08-31">
            <text:p>Wednesday, August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847">
            <text:p>31 October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0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5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2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5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12-31">
            <text:p>Saturday, December 31, 2011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8]" office:value-type="date" office:date-value="2011-07-31">
            <text:p>Sunday, Jul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9]" office:value-type="date" office:date-value="2011-08-31">
            <text:p>Wednesday, August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939">
            <text:p>31 January 2012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0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5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2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5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3-31">
            <text:p>Saturday, March 31, 2012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8]" office:value-type="date" office:date-value="2011-07-31">
            <text:p>Sunday, Jul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9]" office:value-type="date" office:date-value="2011-08-31">
            <text:p>Wednesday, August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029">
            <text:p>30 April 2012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0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5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2">
        <table:table-column table:style-name="co1" table:default-cell-style-name="ce16"/>
        <table:table-column table:style-name="co2" table:default-cell-style-name="ce16"/>
        <table:table-column table:style-name="co18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9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5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5-31">
            <text:p>Thursday, May 31, 2012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8]" office:value-type="date" office:date-value="2011-07-31">
            <text:p>Sunday, July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9]" office:value-type="date" office:date-value="2011-08-31">
            <text:p>Wednesday, August 31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090">
            <text:p>30 June 2012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0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5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8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'file:///C:/Users/Antony/diy/GB%20Accounts/GB%20Accounts%202012/GB%20Accounts%20Self%20Employed%202012-04-05%20(Apr12)%20OpenOffice/Financialaccounts050412.ods'#$Admin.$B$19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Customs &amp; Excise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Customs and Excise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CE VAT: Account No: 52055000 Sort Code: 10 00 00 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20" table:default-cell-style-name="ce71"/>
        <table:table-column table:style-name="co21" table:default-cell-style-name="ce77"/>
        <table:table-column table:style-name="co22" table:default-cell-style-name="ce77"/>
        <table:table-column table:style-name="co23" table:number-columns-repeated="8" table:default-cell-style-name="ce84"/>
        <table:table-column table:style-name="co24" table:default-cell-style-name="ce71"/>
        <table:table-column table:style-name="co10" table:default-cell-style-name="ce96"/>
        <table:table-column table:style-name="co24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2]" office:value-type="date" office:date-value="2011-02-28">
            <text:p>Monday, February 28, 2011</text:p>
          </table:table-cell>
          <table:table-cell table:style-name="ce75" table:formula="of:=[.B5]" office:value-type="date" office:date-value="2011-03-31">
            <text:p>Thursday, March 31, 2011</text:p>
          </table:table-cell>
          <table:table-cell table:style-name="ce82" table:formula="of:=[$S0211.$G$1]" office:value-type="float" office:value="0">
            <text:p>0.00 </text:p>
          </table:table-cell>
          <table:table-cell table:style-name="ce86"/>
          <table:table-cell table:style-name="ce86" table:formula="of:=[$S0211.$F$1]" office:value-type="float" office:value="0">
            <text:p>0.00 </text:p>
          </table:table-cell>
          <table:table-cell table:style-name="ce86"/>
          <table:table-cell table:style-name="ce86" table:formula="of:=[$P0211.$I$1]" office:value-type="float" office:value="0">
            <text:p>0.00 </text:p>
          </table:table-cell>
          <table:table-cell table:style-name="ce86"/>
          <table:table-cell table:style-name="ce86" table:formula="of:=[$P0211.$H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Apr11.$H$4]&gt;0;['file:///C:/Users/Antony/diy/GB%20Accounts/GB%20Accounts%202012/GB%20Accounts%20Self%20Employed%202012-04-05%20(Apr12)%20OpenOffice/Sales050412.ods'#$Apr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3]" office:value-type="date" office:date-value="2011-03-31">
            <text:p>Thursday, March 31, 2011</text:p>
          </table:table-cell>
          <table:table-cell table:style-name="ce75" table:formula="of:=[.B6]" office:value-type="date" office:date-value="2011-04-30">
            <text:p>Saturday, April 30, 2011</text:p>
          </table:table-cell>
          <table:table-cell table:style-name="ce82" table:formula="of:=[$S0311.$G$1]" office:value-type="float" office:value="0">
            <text:p>0.00 </text:p>
          </table:table-cell>
          <table:table-cell table:style-name="ce86"/>
          <table:table-cell table:style-name="ce86" table:formula="of:=[$S0311.$F$1]" office:value-type="float" office:value="0">
            <text:p>0.00 </text:p>
          </table:table-cell>
          <table:table-cell table:style-name="ce86"/>
          <table:table-cell table:style-name="ce86" table:formula="of:=[$P0311.$I$1]" office:value-type="float" office:value="0">
            <text:p>0.00 </text:p>
          </table:table-cell>
          <table:table-cell table:style-name="ce86"/>
          <table:table-cell table:style-name="ce86" table:formula="of:=[$P0311.$H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Apr11.$H$4]&gt;0;['file:///C:/Users/Antony/diy/GB%20Accounts/GB%20Accounts%202012/GB%20Accounts%20Self%20Employed%202012-04-05%20(Apr12)%20OpenOffice/Sales050412.ods'#$Apr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5]" office:value-type="date" office:date-value="2011-04-30">
            <text:p>Saturday, April 30, 2011</text:p>
          </table:table-cell>
          <table:table-cell table:style-name="ce75" table:formula="of:=[.B7]" office:value-type="date" office:date-value="2011-05-31">
            <text:p>Tuesday, May 31, 2011</text:p>
          </table:table-cell>
          <table:table-cell table:style-name="ce82" table:formula="of:=['file:///C:/Users/Antony/diy/GB%20Accounts/GB%20Accounts%202012/GB%20Accounts%20Self%20Employed%202012-04-05%20(Apr12)%20OpenOffice/Sales050412.ods'#$Apr11.$I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Apr11.$H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Apr11.$I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Apr11.$H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Apr11.$H$4]&gt;0;['file:///C:/Users/Antony/diy/GB%20Accounts/GB%20Accounts%202012/GB%20Accounts%20Self%20Employed%202012-04-05%20(Apr12)%20OpenOffice/Sales050412.ods'#$Apr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6]" office:value-type="date" office:date-value="2011-05-31">
            <text:p>Tuesday, May 31, 2011</text:p>
          </table:table-cell>
          <table:table-cell table:style-name="ce75" table:formula="of:=[.B8]" office:value-type="date" office:date-value="2011-06-30">
            <text:p>Thursday, June 30, 2011</text:p>
          </table:table-cell>
          <table:table-cell table:style-name="ce82" table:formula="of:=['file:///C:/Users/Antony/diy/GB%20Accounts/GB%20Accounts%202012/GB%20Accounts%20Self%20Employed%202012-04-05%20(Apr12)%20OpenOffice/Sales050412.ods'#$May11.$I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May11.$H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May11.$I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May11.$H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May11.$H$4]&gt;0;['file:///C:/Users/Antony/diy/GB%20Accounts/GB%20Accounts%202012/GB%20Accounts%20Self%20Employed%202012-04-05%20(Apr12)%20OpenOffice/Sales050412.ods'#$May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7]" office:value-type="date" office:date-value="2011-06-30">
            <text:p>Thursday, June 30, 2011</text:p>
          </table:table-cell>
          <table:table-cell table:style-name="ce75" table:formula="of:=[.B9]" office:value-type="date" office:date-value="2011-07-31">
            <text:p>Sunday, July 31, 2011</text:p>
          </table:table-cell>
          <table:table-cell table:style-name="ce82" table:formula="of:=['file:///C:/Users/Antony/diy/GB%20Accounts/GB%20Accounts%202012/GB%20Accounts%20Self%20Employed%202012-04-05%20(Apr12)%20OpenOffice/Sales050412.ods'#$Jun11.$I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Jun11.$H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Jun11.$I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Jun11.$H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Jun11.$H$4]&gt;0;['file:///C:/Users/Antony/diy/GB%20Accounts/GB%20Accounts%202012/GB%20Accounts%20Self%20Employed%202012-04-05%20(Apr12)%20OpenOffice/Sales050412.ods'#$Jun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8]" office:value-type="date" office:date-value="2011-07-31">
            <text:p>Sunday, July 31, 2011</text:p>
          </table:table-cell>
          <table:table-cell table:style-name="ce75" table:formula="of:=[.B10]" office:value-type="date" office:date-value="2011-08-31">
            <text:p>Wednesday, August 31, 2011</text:p>
          </table:table-cell>
          <table:table-cell table:style-name="ce82" table:formula="of:=['file:///C:/Users/Antony/diy/GB%20Accounts/GB%20Accounts%202012/GB%20Accounts%20Self%20Employed%202012-04-05%20(Apr12)%20OpenOffice/Sales050412.ods'#$Jul11.$I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Jul11.$H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Jul11.$I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Jul11.$H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Jul11.$H$4]&gt;0;['file:///C:/Users/Antony/diy/GB%20Accounts/GB%20Accounts%202012/GB%20Accounts%20Self%20Employed%202012-04-05%20(Apr12)%20OpenOffice/Sales050412.ods'#$Jul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9]" office:value-type="date" office:date-value="2011-08-31">
            <text:p>Wednesday, August 31, 2011</text:p>
          </table:table-cell>
          <table:table-cell table:style-name="ce75" table:formula="of:=[.B11]" office:value-type="date" office:date-value="2011-09-30">
            <text:p>Friday, September 30, 2011</text:p>
          </table:table-cell>
          <table:table-cell table:style-name="ce82" table:formula="of:=['file:///C:/Users/Antony/diy/GB%20Accounts/GB%20Accounts%202012/GB%20Accounts%20Self%20Employed%202012-04-05%20(Apr12)%20OpenOffice/Sales050412.ods'#$Aug11.$I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Aug11.$H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Aug11.$I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Aug11.$H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Aug11.$H$4]&gt;0;['file:///C:/Users/Antony/diy/GB%20Accounts/GB%20Accounts%202012/GB%20Accounts%20Self%20Employed%202012-04-05%20(Apr12)%20OpenOffice/Sales050412.ods'#$Aug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10]" office:value-type="date" office:date-value="2011-09-30">
            <text:p>Friday, September 30, 2011</text:p>
          </table:table-cell>
          <table:table-cell table:style-name="ce75" table:formula="of:=[.B12]" office:value-type="date" office:date-value="2011-10-31">
            <text:p>Monday, October 31, 2011</text:p>
          </table:table-cell>
          <table:table-cell table:style-name="ce82" table:formula="of:=['file:///C:/Users/Antony/diy/GB%20Accounts/GB%20Accounts%202012/GB%20Accounts%20Self%20Employed%202012-04-05%20(Apr12)%20OpenOffice/Sales050412.ods'#$Sep11.$I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Sep11.$H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Sep11.$I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Sep11.$H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Sep11.$H$4]&gt;0;['file:///C:/Users/Antony/diy/GB%20Accounts/GB%20Accounts%202012/GB%20Accounts%20Self%20Employed%202012-04-05%20(Apr12)%20OpenOffice/Sales050412.ods'#$Sep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11]" office:value-type="date" office:date-value="2011-10-31">
            <text:p>Monday, October 31, 2011</text:p>
          </table:table-cell>
          <table:table-cell table:style-name="ce75" table:formula="of:=[.B13]" office:value-type="date" office:date-value="2011-11-30">
            <text:p>Wednesday, November 30, 2011</text:p>
          </table:table-cell>
          <table:table-cell table:style-name="ce82" table:formula="of:=['file:///C:/Users/Antony/diy/GB%20Accounts/GB%20Accounts%202012/GB%20Accounts%20Self%20Employed%202012-04-05%20(Apr12)%20OpenOffice/Sales050412.ods'#$Oct11.$I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Oct11.$H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Oct11.$I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Oct11.$H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Oct11.$H$4]&gt;0;['file:///C:/Users/Antony/diy/GB%20Accounts/GB%20Accounts%202012/GB%20Accounts%20Self%20Employed%202012-04-05%20(Apr12)%20OpenOffice/Sales050412.ods'#$Oct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12]" office:value-type="date" office:date-value="2011-11-30">
            <text:p>Wednesday, November 30, 2011</text:p>
          </table:table-cell>
          <table:table-cell table:style-name="ce75" table:formula="of:=[.B14]" office:value-type="date" office:date-value="2011-12-31">
            <text:p>Saturday, December 31, 2011</text:p>
          </table:table-cell>
          <table:table-cell table:style-name="ce82" table:formula="of:=['file:///C:/Users/Antony/diy/GB%20Accounts/GB%20Accounts%202012/GB%20Accounts%20Self%20Employed%202012-04-05%20(Apr12)%20OpenOffice/Sales050412.ods'#$Nov11.$I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Nov11.$H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Nov11.$I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Nov11.$H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Nov11.$H$4]&gt;0;['file:///C:/Users/Antony/diy/GB%20Accounts/GB%20Accounts%202012/GB%20Accounts%20Self%20Employed%202012-04-05%20(Apr12)%20OpenOffice/Sales050412.ods'#$Nov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13]" office:value-type="date" office:date-value="2011-12-31">
            <text:p>Saturday, December 31, 2011</text:p>
          </table:table-cell>
          <table:table-cell table:style-name="ce75" table:formula="of:=[.B15]" office:value-type="date" office:date-value="2012-01-31">
            <text:p>Tuesday, January 31, 2012</text:p>
          </table:table-cell>
          <table:table-cell table:style-name="ce82" table:formula="of:=['file:///C:/Users/Antony/diy/GB%20Accounts/GB%20Accounts%202012/GB%20Accounts%20Self%20Employed%202012-04-05%20(Apr12)%20OpenOffice/Sales050412.ods'#$Dec11.$I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Dec11.$H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Dec11.$I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Dec11.$H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Dec11.$H$4]&gt;0;['file:///C:/Users/Antony/diy/GB%20Accounts/GB%20Accounts%202012/GB%20Accounts%20Self%20Employed%202012-04-05%20(Apr12)%20OpenOffice/Sales050412.ods'#$Dec11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14]" office:value-type="date" office:date-value="2012-01-31">
            <text:p>Tuesday, January 31, 2012</text:p>
          </table:table-cell>
          <table:table-cell table:style-name="ce75" table:formula="of:=[.B16]" office:value-type="date" office:date-value="2012-02-28">
            <text:p>Tuesday, February 28, 2012</text:p>
          </table:table-cell>
          <table:table-cell table:style-name="ce82" table:formula="of:=['file:///C:/Users/Antony/diy/GB%20Accounts/GB%20Accounts%202012/GB%20Accounts%20Self%20Employed%202012-04-05%20(Apr12)%20OpenOffice/Sales050412.ods'#$Jan12.$I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Jan12.$H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Jan12.$I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Jan12.$H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Jan12.$H$4]&gt;0;['file:///C:/Users/Antony/diy/GB%20Accounts/GB%20Accounts%202012/GB%20Accounts%20Self%20Employed%202012-04-05%20(Apr12)%20OpenOffice/Sales050412.ods'#$Jan12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15]" office:value-type="date" office:date-value="2012-02-28">
            <text:p>Tuesday, February 28, 2012</text:p>
          </table:table-cell>
          <table:table-cell table:style-name="ce75" table:formula="of:=[.B17]" office:value-type="date" office:date-value="2012-03-31">
            <text:p>Saturday, March 31, 2012</text:p>
          </table:table-cell>
          <table:table-cell table:style-name="ce82" table:formula="of:=['file:///C:/Users/Antony/diy/GB%20Accounts/GB%20Accounts%202012/GB%20Accounts%20Self%20Employed%202012-04-05%20(Apr12)%20OpenOffice/Sales050412.ods'#$Feb12.$I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Feb12.$H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Feb12.$I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Feb12.$H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Feb12.$H$4]&gt;0;['file:///C:/Users/Antony/diy/GB%20Accounts/GB%20Accounts%202012/GB%20Accounts%20Self%20Employed%202012-04-05%20(Apr12)%20OpenOffice/Sales050412.ods'#$Feb12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16]" office:value-type="date" office:date-value="2012-03-31">
            <text:p>Saturday, March 31, 2012</text:p>
          </table:table-cell>
          <table:table-cell table:style-name="ce75" table:formula="of:=[.B18]" office:value-type="date" office:date-value="2012-04-30">
            <text:p>Monday, April 30, 2012</text:p>
          </table:table-cell>
          <table:table-cell table:style-name="ce82" table:formula="of:=['file:///C:/Users/Antony/diy/GB%20Accounts/GB%20Accounts%202012/GB%20Accounts%20Self%20Employed%202012-04-05%20(Apr12)%20OpenOffice/Sales050412.ods'#$Mar12.$I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Sales050412.ods'#$Mar12.$H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Mar12.$I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2/GB%20Accounts%20Self%20Employed%202012-04-05%20(Apr12)%20OpenOffice/Purchases050412.ods'#$Mar12.$H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Mar12.$H$4]&gt;0;['file:///C:/Users/Antony/diy/GB%20Accounts/GB%20Accounts%202012/GB%20Accounts%20Self%20Employed%202012-04-05%20(Apr12)%20OpenOffice/Sales050412.ods'#$Mar12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18]" office:value-type="date" office:date-value="2012-04-30">
            <text:p>Monday, April 30, 2012</text:p>
          </table:table-cell>
          <table:table-cell table:style-name="ce75" table:formula="of:=[.B19]" office:value-type="date" office:date-value="2012-05-31">
            <text:p>Thursday, May 31, 2012</text:p>
          </table:table-cell>
          <table:table-cell table:style-name="ce82" table:formula="of:=[$S0412.$G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412.$F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412.$I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412.$H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Mar12.$H$4]&gt;0;['file:///C:/Users/Antony/diy/GB%20Accounts/GB%20Accounts%202012/GB%20Accounts%20Self%20Employed%202012-04-05%20(Apr12)%20OpenOffice/Sales050412.ods'#$Mar12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Self%20Employed%202012-04-05%20(Apr12)%20OpenOffice/Financialaccounts050412.ods'#$Admin.$B$19]" office:value-type="date" office:date-value="2012-05-31">
            <text:p>Thursday, May 31, 2012</text:p>
          </table:table-cell>
          <table:table-cell table:style-name="ce78" table:formula="of:=['file:///C:/Users/Antony/diy/GB%20Accounts/GB%20Accounts%202012/GB%20Accounts%20Self%20Employed%202012-04-05%20(Apr12)%20OpenOffice/Financialaccounts050412.ods'#$Admin.$B$20]" office:value-type="date" office:date-value="2012-06-30">
            <text:p>Saturday, June 30, 2012</text:p>
          </table:table-cell>
          <table:table-cell table:style-name="ce82" table:formula="of:=[$S0512.$G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512.$F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512.$I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512.$H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Self%20Employed%202012-04-05%20(Apr12)%20OpenOffice/Sales050412.ods'#$Mar12.$H$4]&gt;0;['file:///C:/Users/Antony/diy/GB%20Accounts/GB%20Accounts%202012/GB%20Accounts%20Self%20Employed%202012-04-05%20(Apr12)%20OpenOffice/Sales050412.ods'#$Mar12.$H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11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11"/>
        <table:table-column table:style-name="co27" table:default-cell-style-name="ce115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2/GB%20Accounts%20Self%20Employed%202012-04-05%20(Apr12)%20OpenOffice/Sales050412.ods'#$OpeningDebtors.$H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2/GB%20Accounts%20Self%20Employed%202012-04-05%20(Apr12)%20OpenOffice/Sales050412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1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11"/>
        <table:table-column table:style-name="co27" table:default-cell-style-name="ce115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2/GB%20Accounts%20Self%20Employed%202012-04-05%20(Apr12)%20OpenOffice/Sales050412.ods'#$OpeningDebtors.$H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2/GB%20Accounts%20Self%20Employed%202012-04-05%20(Apr12)%20OpenOffice/Sales050412.ods'#$Open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2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11"/>
        <table:table-column table:style-name="co27" table:default-cell-style-name="ce115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2/GB%20Accounts%20Self%20Employed%202012-04-05%20(Apr12)%20OpenOffice/Sales050412.ods'#$ClosingDebtors.$H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2/GB%20Accounts%20Self%20Employed%202012-04-05%20(Apr12)%20OpenOffice/Sales050412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2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11"/>
        <table:table-column table:style-name="co27" table:default-cell-style-name="ce115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7" table:default-cell-style-name="ce126"/>
        <table:table-row table:style-name="ro12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09" office:value-type="string">
            <text:p>Total for Month</text:p>
          </table:table-cell>
          <table:table-cell table:style-name="ce113"/>
          <table:table-cell table:style-name="ce117" table:formula="of:=SUM([.E5:.E200])" office:value-type="float" office:value="0">
            <text:p>0.00 </text:p>
          </table:table-cell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24" table:number-columns-repeated="1017"/>
        </table:table-row>
        <table:table-row table:style-name="ro13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2/GB%20Accounts%20Self%20Employed%202012-04-05%20(Apr12)%20OpenOffice/Sales050412.ods'#$ClosingDebtors.$H$2]" office:value-type="float" office:value="17.5">
            <text:p>17.5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7"/>
        </table:table-row>
        <table:table-row table:style-name="ro14">
          <table:covered-table-cell table:number-columns-repeated="5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7"/>
        </table:table-row>
        <table:table-row table:style-name="ro3">
          <table:covered-table-cell table:number-columns-repeated="5"/>
          <table:table-cell table:style-name="ce121" table:formula="of:=['file:///C:/Users/Antony/diy/GB%20Accounts/GB%20Accounts%202012/GB%20Accounts%20Self%20Employed%202012-04-05%20(Apr12)%20OpenOffice/Sales050412.ods'#$ClosingDebtors.$H$4]" office:value-type="float" office:value="0">
            <text:p>0.00 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]&lt;&gt;0;[.E5]*[.F$4]/100;&quot; &quot;));IF([.E5]&lt;&gt;0;[.E5]*[.F$2]/(100+[.F$2]);&quot; &quot;))" office:value-type="string" office:string-value=" ">
            <text:p><text:s/></text:p>
          </table:table-cell>
          <table:table-cell table:style-name="ce122" table:formula="of:=IF(([.E5]&lt;&gt;0);[.E5]-[.F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]&lt;&gt;0;[.E6]*[.F$4]/100;&quot; &quot;));IF([.E6]&lt;&gt;0;[.E6]*[.F$2]/(100+[.F$2]);&quot; &quot;))" office:value-type="string" office:string-value=" ">
            <text:p><text:s/></text:p>
          </table:table-cell>
          <table:table-cell table:style-name="ce122" table:formula="of:=IF(([.E6]&lt;&gt;0);[.E6]-[.F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]&lt;&gt;0;[.E7]*[.F$4]/100;&quot; &quot;));IF([.E7]&lt;&gt;0;[.E7]*[.F$2]/(100+[.F$2]);&quot; &quot;))" office:value-type="string" office:string-value=" ">
            <text:p><text:s/></text:p>
          </table:table-cell>
          <table:table-cell table:style-name="ce122" table:formula="of:=IF(([.E7]&lt;&gt;0);[.E7]-[.F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]&lt;&gt;0;[.E8]*[.F$4]/100;&quot; &quot;));IF([.E8]&lt;&gt;0;[.E8]*[.F$2]/(100+[.F$2]);&quot; &quot;))" office:value-type="string" office:string-value=" ">
            <text:p><text:s/></text:p>
          </table:table-cell>
          <table:table-cell table:style-name="ce122" table:formula="of:=IF(([.E8]&lt;&gt;0);[.E8]-[.F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]&lt;&gt;0;[.E9]*[.F$4]/100;&quot; &quot;));IF([.E9]&lt;&gt;0;[.E9]*[.F$2]/(100+[.F$2]);&quot; &quot;))" office:value-type="string" office:string-value=" ">
            <text:p><text:s/></text:p>
          </table:table-cell>
          <table:table-cell table:style-name="ce122" table:formula="of:=IF(([.E9]&lt;&gt;0);[.E9]-[.F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]&lt;&gt;0;[.E10]*[.F$4]/100;&quot; &quot;));IF([.E10]&lt;&gt;0;[.E10]*[.F$2]/(100+[.F$2]);&quot; &quot;))" office:value-type="string" office:string-value=" ">
            <text:p><text:s/></text:p>
          </table:table-cell>
          <table:table-cell table:style-name="ce122" table:formula="of:=IF(([.E10]&lt;&gt;0);[.E10]-[.F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]&lt;&gt;0;[.E11]*[.F$4]/100;&quot; &quot;));IF([.E11]&lt;&gt;0;[.E11]*[.F$2]/(100+[.F$2]);&quot; &quot;))" office:value-type="string" office:string-value=" ">
            <text:p><text:s/></text:p>
          </table:table-cell>
          <table:table-cell table:style-name="ce122" table:formula="of:=IF(([.E11]&lt;&gt;0);[.E11]-[.F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]&lt;&gt;0;[.E12]*[.F$4]/100;&quot; &quot;));IF([.E12]&lt;&gt;0;[.E12]*[.F$2]/(100+[.F$2]);&quot; &quot;))" office:value-type="string" office:string-value=" ">
            <text:p><text:s/></text:p>
          </table:table-cell>
          <table:table-cell table:style-name="ce122" table:formula="of:=IF(([.E12]&lt;&gt;0);[.E12]-[.F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]&lt;&gt;0;[.E13]*[.F$4]/100;&quot; &quot;));IF([.E13]&lt;&gt;0;[.E13]*[.F$2]/(100+[.F$2]);&quot; &quot;))" office:value-type="string" office:string-value=" ">
            <text:p><text:s/></text:p>
          </table:table-cell>
          <table:table-cell table:style-name="ce122" table:formula="of:=IF(([.E13]&lt;&gt;0);[.E13]-[.F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]&lt;&gt;0;[.E14]*[.F$4]/100;&quot; &quot;));IF([.E14]&lt;&gt;0;[.E14]*[.F$2]/(100+[.F$2]);&quot; &quot;))" office:value-type="string" office:string-value=" ">
            <text:p><text:s/></text:p>
          </table:table-cell>
          <table:table-cell table:style-name="ce122" table:formula="of:=IF(([.E14]&lt;&gt;0);[.E14]-[.F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]&lt;&gt;0;[.E15]*[.F$4]/100;&quot; &quot;));IF([.E15]&lt;&gt;0;[.E15]*[.F$2]/(100+[.F$2]);&quot; &quot;))" office:value-type="string" office:string-value=" ">
            <text:p><text:s/></text:p>
          </table:table-cell>
          <table:table-cell table:style-name="ce122" table:formula="of:=IF(([.E15]&lt;&gt;0);[.E15]-[.F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]&lt;&gt;0;[.E16]*[.F$4]/100;&quot; &quot;));IF([.E16]&lt;&gt;0;[.E16]*[.F$2]/(100+[.F$2]);&quot; &quot;))" office:value-type="string" office:string-value=" ">
            <text:p><text:s/></text:p>
          </table:table-cell>
          <table:table-cell table:style-name="ce122" table:formula="of:=IF(([.E16]&lt;&gt;0);[.E16]-[.F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]&lt;&gt;0;[.E17]*[.F$4]/100;&quot; &quot;));IF([.E17]&lt;&gt;0;[.E17]*[.F$2]/(100+[.F$2]);&quot; &quot;))" office:value-type="string" office:string-value=" ">
            <text:p><text:s/></text:p>
          </table:table-cell>
          <table:table-cell table:style-name="ce122" table:formula="of:=IF(([.E17]&lt;&gt;0);[.E17]-[.F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]&lt;&gt;0;[.E18]*[.F$4]/100;&quot; &quot;));IF([.E18]&lt;&gt;0;[.E18]*[.F$2]/(100+[.F$2]);&quot; &quot;))" office:value-type="string" office:string-value=" ">
            <text:p><text:s/></text:p>
          </table:table-cell>
          <table:table-cell table:style-name="ce122" table:formula="of:=IF(([.E18]&lt;&gt;0);[.E18]-[.F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]&lt;&gt;0;[.E19]*[.F$4]/100;&quot; &quot;));IF([.E19]&lt;&gt;0;[.E19]*[.F$2]/(100+[.F$2]);&quot; &quot;))" office:value-type="string" office:string-value=" ">
            <text:p><text:s/></text:p>
          </table:table-cell>
          <table:table-cell table:style-name="ce122" table:formula="of:=IF(([.E19]&lt;&gt;0);[.E19]-[.F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0]&lt;&gt;0;[.E20]*[.F$4]/100;&quot; &quot;));IF([.E20]&lt;&gt;0;[.E20]*[.F$2]/(100+[.F$2]);&quot; &quot;))" office:value-type="string" office:string-value=" ">
            <text:p><text:s/></text:p>
          </table:table-cell>
          <table:table-cell table:style-name="ce122" table:formula="of:=IF(([.E20]&lt;&gt;0);[.E20]-[.F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1]&lt;&gt;0;[.E21]*[.F$4]/100;&quot; &quot;));IF([.E21]&lt;&gt;0;[.E21]*[.F$2]/(100+[.F$2]);&quot; &quot;))" office:value-type="string" office:string-value=" ">
            <text:p><text:s/></text:p>
          </table:table-cell>
          <table:table-cell table:style-name="ce122" table:formula="of:=IF(([.E21]&lt;&gt;0);[.E21]-[.F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2]&lt;&gt;0;[.E22]*[.F$4]/100;&quot; &quot;));IF([.E22]&lt;&gt;0;[.E22]*[.F$2]/(100+[.F$2]);&quot; &quot;))" office:value-type="string" office:string-value=" ">
            <text:p><text:s/></text:p>
          </table:table-cell>
          <table:table-cell table:style-name="ce122" table:formula="of:=IF(([.E22]&lt;&gt;0);[.E22]-[.F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3]&lt;&gt;0;[.E23]*[.F$4]/100;&quot; &quot;));IF([.E23]&lt;&gt;0;[.E23]*[.F$2]/(100+[.F$2]);&quot; &quot;))" office:value-type="string" office:string-value=" ">
            <text:p><text:s/></text:p>
          </table:table-cell>
          <table:table-cell table:style-name="ce122" table:formula="of:=IF(([.E23]&lt;&gt;0);[.E23]-[.F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4]&lt;&gt;0;[.E24]*[.F$4]/100;&quot; &quot;));IF([.E24]&lt;&gt;0;[.E24]*[.F$2]/(100+[.F$2]);&quot; &quot;))" office:value-type="string" office:string-value=" ">
            <text:p><text:s/></text:p>
          </table:table-cell>
          <table:table-cell table:style-name="ce122" table:formula="of:=IF(([.E24]&lt;&gt;0);[.E24]-[.F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5]&lt;&gt;0;[.E25]*[.F$4]/100;&quot; &quot;));IF([.E25]&lt;&gt;0;[.E25]*[.F$2]/(100+[.F$2]);&quot; &quot;))" office:value-type="string" office:string-value=" ">
            <text:p><text:s/></text:p>
          </table:table-cell>
          <table:table-cell table:style-name="ce122" table:formula="of:=IF(([.E25]&lt;&gt;0);[.E25]-[.F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6]&lt;&gt;0;[.E26]*[.F$4]/100;&quot; &quot;));IF([.E26]&lt;&gt;0;[.E26]*[.F$2]/(100+[.F$2]);&quot; &quot;))" office:value-type="string" office:string-value=" ">
            <text:p><text:s/></text:p>
          </table:table-cell>
          <table:table-cell table:style-name="ce122" table:formula="of:=IF(([.E26]&lt;&gt;0);[.E26]-[.F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7]&lt;&gt;0;[.E27]*[.F$4]/100;&quot; &quot;));IF([.E27]&lt;&gt;0;[.E27]*[.F$2]/(100+[.F$2]);&quot; &quot;))" office:value-type="string" office:string-value=" ">
            <text:p><text:s/></text:p>
          </table:table-cell>
          <table:table-cell table:style-name="ce122" table:formula="of:=IF(([.E27]&lt;&gt;0);[.E27]-[.F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8]&lt;&gt;0;[.E28]*[.F$4]/100;&quot; &quot;));IF([.E28]&lt;&gt;0;[.E28]*[.F$2]/(100+[.F$2]);&quot; &quot;))" office:value-type="string" office:string-value=" ">
            <text:p><text:s/></text:p>
          </table:table-cell>
          <table:table-cell table:style-name="ce122" table:formula="of:=IF(([.E28]&lt;&gt;0);[.E28]-[.F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29]&lt;&gt;0;[.E29]*[.F$4]/100;&quot; &quot;));IF([.E29]&lt;&gt;0;[.E29]*[.F$2]/(100+[.F$2]);&quot; &quot;))" office:value-type="string" office:string-value=" ">
            <text:p><text:s/></text:p>
          </table:table-cell>
          <table:table-cell table:style-name="ce122" table:formula="of:=IF(([.E29]&lt;&gt;0);[.E29]-[.F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0]&lt;&gt;0;[.E30]*[.F$4]/100;&quot; &quot;));IF([.E30]&lt;&gt;0;[.E30]*[.F$2]/(100+[.F$2]);&quot; &quot;))" office:value-type="string" office:string-value=" ">
            <text:p><text:s/></text:p>
          </table:table-cell>
          <table:table-cell table:style-name="ce122" table:formula="of:=IF(([.E30]&lt;&gt;0);[.E30]-[.F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1]&lt;&gt;0;[.E31]*[.F$4]/100;&quot; &quot;));IF([.E31]&lt;&gt;0;[.E31]*[.F$2]/(100+[.F$2]);&quot; &quot;))" office:value-type="string" office:string-value=" ">
            <text:p><text:s/></text:p>
          </table:table-cell>
          <table:table-cell table:style-name="ce122" table:formula="of:=IF(([.E31]&lt;&gt;0);[.E31]-[.F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2]&lt;&gt;0;[.E32]*[.F$4]/100;&quot; &quot;));IF([.E32]&lt;&gt;0;[.E32]*[.F$2]/(100+[.F$2]);&quot; &quot;))" office:value-type="string" office:string-value=" ">
            <text:p><text:s/></text:p>
          </table:table-cell>
          <table:table-cell table:style-name="ce122" table:formula="of:=IF(([.E32]&lt;&gt;0);[.E32]-[.F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3]&lt;&gt;0;[.E33]*[.F$4]/100;&quot; &quot;));IF([.E33]&lt;&gt;0;[.E33]*[.F$2]/(100+[.F$2]);&quot; &quot;))" office:value-type="string" office:string-value=" ">
            <text:p><text:s/></text:p>
          </table:table-cell>
          <table:table-cell table:style-name="ce122" table:formula="of:=IF(([.E33]&lt;&gt;0);[.E33]-[.F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4]&lt;&gt;0;[.E34]*[.F$4]/100;&quot; &quot;));IF([.E34]&lt;&gt;0;[.E34]*[.F$2]/(100+[.F$2]);&quot; &quot;))" office:value-type="string" office:string-value=" ">
            <text:p><text:s/></text:p>
          </table:table-cell>
          <table:table-cell table:style-name="ce122" table:formula="of:=IF(([.E34]&lt;&gt;0);[.E34]-[.F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5]&lt;&gt;0;[.E35]*[.F$4]/100;&quot; &quot;));IF([.E35]&lt;&gt;0;[.E35]*[.F$2]/(100+[.F$2]);&quot; &quot;))" office:value-type="string" office:string-value=" ">
            <text:p><text:s/></text:p>
          </table:table-cell>
          <table:table-cell table:style-name="ce122" table:formula="of:=IF(([.E35]&lt;&gt;0);[.E35]-[.F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6]&lt;&gt;0;[.E36]*[.F$4]/100;&quot; &quot;));IF([.E36]&lt;&gt;0;[.E36]*[.F$2]/(100+[.F$2]);&quot; &quot;))" office:value-type="string" office:string-value=" ">
            <text:p><text:s/></text:p>
          </table:table-cell>
          <table:table-cell table:style-name="ce122" table:formula="of:=IF(([.E36]&lt;&gt;0);[.E36]-[.F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7]&lt;&gt;0;[.E37]*[.F$4]/100;&quot; &quot;));IF([.E37]&lt;&gt;0;[.E37]*[.F$2]/(100+[.F$2]);&quot; &quot;))" office:value-type="string" office:string-value=" ">
            <text:p><text:s/></text:p>
          </table:table-cell>
          <table:table-cell table:style-name="ce122" table:formula="of:=IF(([.E37]&lt;&gt;0);[.E37]-[.F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8]&lt;&gt;0;[.E38]*[.F$4]/100;&quot; &quot;));IF([.E38]&lt;&gt;0;[.E38]*[.F$2]/(100+[.F$2]);&quot; &quot;))" office:value-type="string" office:string-value=" ">
            <text:p><text:s/></text:p>
          </table:table-cell>
          <table:table-cell table:style-name="ce122" table:formula="of:=IF(([.E38]&lt;&gt;0);[.E38]-[.F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39]&lt;&gt;0;[.E39]*[.F$4]/100;&quot; &quot;));IF([.E39]&lt;&gt;0;[.E39]*[.F$2]/(100+[.F$2]);&quot; &quot;))" office:value-type="string" office:string-value=" ">
            <text:p><text:s/></text:p>
          </table:table-cell>
          <table:table-cell table:style-name="ce122" table:formula="of:=IF(([.E39]&lt;&gt;0);[.E39]-[.F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0]&lt;&gt;0;[.E40]*[.F$4]/100;&quot; &quot;));IF([.E40]&lt;&gt;0;[.E40]*[.F$2]/(100+[.F$2]);&quot; &quot;))" office:value-type="string" office:string-value=" ">
            <text:p><text:s/></text:p>
          </table:table-cell>
          <table:table-cell table:style-name="ce122" table:formula="of:=IF(([.E40]&lt;&gt;0);[.E40]-[.F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1]&lt;&gt;0;[.E41]*[.F$4]/100;&quot; &quot;));IF([.E41]&lt;&gt;0;[.E41]*[.F$2]/(100+[.F$2]);&quot; &quot;))" office:value-type="string" office:string-value=" ">
            <text:p><text:s/></text:p>
          </table:table-cell>
          <table:table-cell table:style-name="ce122" table:formula="of:=IF(([.E41]&lt;&gt;0);[.E41]-[.F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2]&lt;&gt;0;[.E42]*[.F$4]/100;&quot; &quot;));IF([.E42]&lt;&gt;0;[.E42]*[.F$2]/(100+[.F$2]);&quot; &quot;))" office:value-type="string" office:string-value=" ">
            <text:p><text:s/></text:p>
          </table:table-cell>
          <table:table-cell table:style-name="ce122" table:formula="of:=IF(([.E42]&lt;&gt;0);[.E42]-[.F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3]&lt;&gt;0;[.E43]*[.F$4]/100;&quot; &quot;));IF([.E43]&lt;&gt;0;[.E43]*[.F$2]/(100+[.F$2]);&quot; &quot;))" office:value-type="string" office:string-value=" ">
            <text:p><text:s/></text:p>
          </table:table-cell>
          <table:table-cell table:style-name="ce122" table:formula="of:=IF(([.E43]&lt;&gt;0);[.E43]-[.F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4]&lt;&gt;0;[.E44]*[.F$4]/100;&quot; &quot;));IF([.E44]&lt;&gt;0;[.E44]*[.F$2]/(100+[.F$2]);&quot; &quot;))" office:value-type="string" office:string-value=" ">
            <text:p><text:s/></text:p>
          </table:table-cell>
          <table:table-cell table:style-name="ce122" table:formula="of:=IF(([.E44]&lt;&gt;0);[.E44]-[.F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5]&lt;&gt;0;[.E45]*[.F$4]/100;&quot; &quot;));IF([.E45]&lt;&gt;0;[.E45]*[.F$2]/(100+[.F$2]);&quot; &quot;))" office:value-type="string" office:string-value=" ">
            <text:p><text:s/></text:p>
          </table:table-cell>
          <table:table-cell table:style-name="ce122" table:formula="of:=IF(([.E45]&lt;&gt;0);[.E45]-[.F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6]&lt;&gt;0;[.E46]*[.F$4]/100;&quot; &quot;));IF([.E46]&lt;&gt;0;[.E46]*[.F$2]/(100+[.F$2]);&quot; &quot;))" office:value-type="string" office:string-value=" ">
            <text:p><text:s/></text:p>
          </table:table-cell>
          <table:table-cell table:style-name="ce122" table:formula="of:=IF(([.E46]&lt;&gt;0);[.E46]-[.F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7]&lt;&gt;0;[.E47]*[.F$4]/100;&quot; &quot;));IF([.E47]&lt;&gt;0;[.E47]*[.F$2]/(100+[.F$2]);&quot; &quot;))" office:value-type="string" office:string-value=" ">
            <text:p><text:s/></text:p>
          </table:table-cell>
          <table:table-cell table:style-name="ce122" table:formula="of:=IF(([.E47]&lt;&gt;0);[.E47]-[.F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8]&lt;&gt;0;[.E48]*[.F$4]/100;&quot; &quot;));IF([.E48]&lt;&gt;0;[.E48]*[.F$2]/(100+[.F$2]);&quot; &quot;))" office:value-type="string" office:string-value=" ">
            <text:p><text:s/></text:p>
          </table:table-cell>
          <table:table-cell table:style-name="ce122" table:formula="of:=IF(([.E48]&lt;&gt;0);[.E48]-[.F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49]&lt;&gt;0;[.E49]*[.F$4]/100;&quot; &quot;));IF([.E49]&lt;&gt;0;[.E49]*[.F$2]/(100+[.F$2]);&quot; &quot;))" office:value-type="string" office:string-value=" ">
            <text:p><text:s/></text:p>
          </table:table-cell>
          <table:table-cell table:style-name="ce122" table:formula="of:=IF(([.E49]&lt;&gt;0);[.E49]-[.F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0]&lt;&gt;0;[.E50]*[.F$4]/100;&quot; &quot;));IF([.E50]&lt;&gt;0;[.E50]*[.F$2]/(100+[.F$2]);&quot; &quot;))" office:value-type="string" office:string-value=" ">
            <text:p><text:s/></text:p>
          </table:table-cell>
          <table:table-cell table:style-name="ce122" table:formula="of:=IF(([.E50]&lt;&gt;0);[.E50]-[.F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1]&lt;&gt;0;[.E51]*[.F$4]/100;&quot; &quot;));IF([.E51]&lt;&gt;0;[.E51]*[.F$2]/(100+[.F$2]);&quot; &quot;))" office:value-type="string" office:string-value=" ">
            <text:p><text:s/></text:p>
          </table:table-cell>
          <table:table-cell table:style-name="ce122" table:formula="of:=IF(([.E51]&lt;&gt;0);[.E51]-[.F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2]&lt;&gt;0;[.E52]*[.F$4]/100;&quot; &quot;));IF([.E52]&lt;&gt;0;[.E52]*[.F$2]/(100+[.F$2]);&quot; &quot;))" office:value-type="string" office:string-value=" ">
            <text:p><text:s/></text:p>
          </table:table-cell>
          <table:table-cell table:style-name="ce122" table:formula="of:=IF(([.E52]&lt;&gt;0);[.E52]-[.F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3]&lt;&gt;0;[.E53]*[.F$4]/100;&quot; &quot;));IF([.E53]&lt;&gt;0;[.E53]*[.F$2]/(100+[.F$2]);&quot; &quot;))" office:value-type="string" office:string-value=" ">
            <text:p><text:s/></text:p>
          </table:table-cell>
          <table:table-cell table:style-name="ce122" table:formula="of:=IF(([.E53]&lt;&gt;0);[.E53]-[.F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4]&lt;&gt;0;[.E54]*[.F$4]/100;&quot; &quot;));IF([.E54]&lt;&gt;0;[.E54]*[.F$2]/(100+[.F$2]);&quot; &quot;))" office:value-type="string" office:string-value=" ">
            <text:p><text:s/></text:p>
          </table:table-cell>
          <table:table-cell table:style-name="ce122" table:formula="of:=IF(([.E54]&lt;&gt;0);[.E54]-[.F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5]&lt;&gt;0;[.E55]*[.F$4]/100;&quot; &quot;));IF([.E55]&lt;&gt;0;[.E55]*[.F$2]/(100+[.F$2]);&quot; &quot;))" office:value-type="string" office:string-value=" ">
            <text:p><text:s/></text:p>
          </table:table-cell>
          <table:table-cell table:style-name="ce122" table:formula="of:=IF(([.E55]&lt;&gt;0);[.E55]-[.F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6]&lt;&gt;0;[.E56]*[.F$4]/100;&quot; &quot;));IF([.E56]&lt;&gt;0;[.E56]*[.F$2]/(100+[.F$2]);&quot; &quot;))" office:value-type="string" office:string-value=" ">
            <text:p><text:s/></text:p>
          </table:table-cell>
          <table:table-cell table:style-name="ce122" table:formula="of:=IF(([.E56]&lt;&gt;0);[.E56]-[.F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7]&lt;&gt;0;[.E57]*[.F$4]/100;&quot; &quot;));IF([.E57]&lt;&gt;0;[.E57]*[.F$2]/(100+[.F$2]);&quot; &quot;))" office:value-type="string" office:string-value=" ">
            <text:p><text:s/></text:p>
          </table:table-cell>
          <table:table-cell table:style-name="ce122" table:formula="of:=IF(([.E57]&lt;&gt;0);[.E57]-[.F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8]&lt;&gt;0;[.E58]*[.F$4]/100;&quot; &quot;));IF([.E58]&lt;&gt;0;[.E58]*[.F$2]/(100+[.F$2]);&quot; &quot;))" office:value-type="string" office:string-value=" ">
            <text:p><text:s/></text:p>
          </table:table-cell>
          <table:table-cell table:style-name="ce122" table:formula="of:=IF(([.E58]&lt;&gt;0);[.E58]-[.F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59]&lt;&gt;0;[.E59]*[.F$4]/100;&quot; &quot;));IF([.E59]&lt;&gt;0;[.E59]*[.F$2]/(100+[.F$2]);&quot; &quot;))" office:value-type="string" office:string-value=" ">
            <text:p><text:s/></text:p>
          </table:table-cell>
          <table:table-cell table:style-name="ce122" table:formula="of:=IF(([.E59]&lt;&gt;0);[.E59]-[.F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0]&lt;&gt;0;[.E60]*[.F$4]/100;&quot; &quot;));IF([.E60]&lt;&gt;0;[.E60]*[.F$2]/(100+[.F$2]);&quot; &quot;))" office:value-type="string" office:string-value=" ">
            <text:p><text:s/></text:p>
          </table:table-cell>
          <table:table-cell table:style-name="ce122" table:formula="of:=IF(([.E60]&lt;&gt;0);[.E60]-[.F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1]&lt;&gt;0;[.E61]*[.F$4]/100;&quot; &quot;));IF([.E61]&lt;&gt;0;[.E61]*[.F$2]/(100+[.F$2]);&quot; &quot;))" office:value-type="string" office:string-value=" ">
            <text:p><text:s/></text:p>
          </table:table-cell>
          <table:table-cell table:style-name="ce122" table:formula="of:=IF(([.E61]&lt;&gt;0);[.E61]-[.F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2]&lt;&gt;0;[.E62]*[.F$4]/100;&quot; &quot;));IF([.E62]&lt;&gt;0;[.E62]*[.F$2]/(100+[.F$2]);&quot; &quot;))" office:value-type="string" office:string-value=" ">
            <text:p><text:s/></text:p>
          </table:table-cell>
          <table:table-cell table:style-name="ce122" table:formula="of:=IF(([.E62]&lt;&gt;0);[.E62]-[.F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3]&lt;&gt;0;[.E63]*[.F$4]/100;&quot; &quot;));IF([.E63]&lt;&gt;0;[.E63]*[.F$2]/(100+[.F$2]);&quot; &quot;))" office:value-type="string" office:string-value=" ">
            <text:p><text:s/></text:p>
          </table:table-cell>
          <table:table-cell table:style-name="ce122" table:formula="of:=IF(([.E63]&lt;&gt;0);[.E63]-[.F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4]&lt;&gt;0;[.E64]*[.F$4]/100;&quot; &quot;));IF([.E64]&lt;&gt;0;[.E64]*[.F$2]/(100+[.F$2]);&quot; &quot;))" office:value-type="string" office:string-value=" ">
            <text:p><text:s/></text:p>
          </table:table-cell>
          <table:table-cell table:style-name="ce122" table:formula="of:=IF(([.E64]&lt;&gt;0);[.E64]-[.F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5]&lt;&gt;0;[.E65]*[.F$4]/100;&quot; &quot;));IF([.E65]&lt;&gt;0;[.E65]*[.F$2]/(100+[.F$2]);&quot; &quot;))" office:value-type="string" office:string-value=" ">
            <text:p><text:s/></text:p>
          </table:table-cell>
          <table:table-cell table:style-name="ce122" table:formula="of:=IF(([.E65]&lt;&gt;0);[.E65]-[.F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6]&lt;&gt;0;[.E66]*[.F$4]/100;&quot; &quot;));IF([.E66]&lt;&gt;0;[.E66]*[.F$2]/(100+[.F$2]);&quot; &quot;))" office:value-type="string" office:string-value=" ">
            <text:p><text:s/></text:p>
          </table:table-cell>
          <table:table-cell table:style-name="ce122" table:formula="of:=IF(([.E66]&lt;&gt;0);[.E66]-[.F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7]&lt;&gt;0;[.E67]*[.F$4]/100;&quot; &quot;));IF([.E67]&lt;&gt;0;[.E67]*[.F$2]/(100+[.F$2]);&quot; &quot;))" office:value-type="string" office:string-value=" ">
            <text:p><text:s/></text:p>
          </table:table-cell>
          <table:table-cell table:style-name="ce122" table:formula="of:=IF(([.E67]&lt;&gt;0);[.E67]-[.F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8]&lt;&gt;0;[.E68]*[.F$4]/100;&quot; &quot;));IF([.E68]&lt;&gt;0;[.E68]*[.F$2]/(100+[.F$2]);&quot; &quot;))" office:value-type="string" office:string-value=" ">
            <text:p><text:s/></text:p>
          </table:table-cell>
          <table:table-cell table:style-name="ce122" table:formula="of:=IF(([.E68]&lt;&gt;0);[.E68]-[.F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69]&lt;&gt;0;[.E69]*[.F$4]/100;&quot; &quot;));IF([.E69]&lt;&gt;0;[.E69]*[.F$2]/(100+[.F$2]);&quot; &quot;))" office:value-type="string" office:string-value=" ">
            <text:p><text:s/></text:p>
          </table:table-cell>
          <table:table-cell table:style-name="ce122" table:formula="of:=IF(([.E69]&lt;&gt;0);[.E69]-[.F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0]&lt;&gt;0;[.E70]*[.F$4]/100;&quot; &quot;));IF([.E70]&lt;&gt;0;[.E70]*[.F$2]/(100+[.F$2]);&quot; &quot;))" office:value-type="string" office:string-value=" ">
            <text:p><text:s/></text:p>
          </table:table-cell>
          <table:table-cell table:style-name="ce122" table:formula="of:=IF(([.E70]&lt;&gt;0);[.E70]-[.F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1]&lt;&gt;0;[.E71]*[.F$4]/100;&quot; &quot;));IF([.E71]&lt;&gt;0;[.E71]*[.F$2]/(100+[.F$2]);&quot; &quot;))" office:value-type="string" office:string-value=" ">
            <text:p><text:s/></text:p>
          </table:table-cell>
          <table:table-cell table:style-name="ce122" table:formula="of:=IF(([.E71]&lt;&gt;0);[.E71]-[.F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2]&lt;&gt;0;[.E72]*[.F$4]/100;&quot; &quot;));IF([.E72]&lt;&gt;0;[.E72]*[.F$2]/(100+[.F$2]);&quot; &quot;))" office:value-type="string" office:string-value=" ">
            <text:p><text:s/></text:p>
          </table:table-cell>
          <table:table-cell table:style-name="ce122" table:formula="of:=IF(([.E72]&lt;&gt;0);[.E72]-[.F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3]&lt;&gt;0;[.E73]*[.F$4]/100;&quot; &quot;));IF([.E73]&lt;&gt;0;[.E73]*[.F$2]/(100+[.F$2]);&quot; &quot;))" office:value-type="string" office:string-value=" ">
            <text:p><text:s/></text:p>
          </table:table-cell>
          <table:table-cell table:style-name="ce122" table:formula="of:=IF(([.E73]&lt;&gt;0);[.E73]-[.F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4]&lt;&gt;0;[.E74]*[.F$4]/100;&quot; &quot;));IF([.E74]&lt;&gt;0;[.E74]*[.F$2]/(100+[.F$2]);&quot; &quot;))" office:value-type="string" office:string-value=" ">
            <text:p><text:s/></text:p>
          </table:table-cell>
          <table:table-cell table:style-name="ce122" table:formula="of:=IF(([.E74]&lt;&gt;0);[.E74]-[.F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5]&lt;&gt;0;[.E75]*[.F$4]/100;&quot; &quot;));IF([.E75]&lt;&gt;0;[.E75]*[.F$2]/(100+[.F$2]);&quot; &quot;))" office:value-type="string" office:string-value=" ">
            <text:p><text:s/></text:p>
          </table:table-cell>
          <table:table-cell table:style-name="ce122" table:formula="of:=IF(([.E75]&lt;&gt;0);[.E75]-[.F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6]&lt;&gt;0;[.E76]*[.F$4]/100;&quot; &quot;));IF([.E76]&lt;&gt;0;[.E76]*[.F$2]/(100+[.F$2]);&quot; &quot;))" office:value-type="string" office:string-value=" ">
            <text:p><text:s/></text:p>
          </table:table-cell>
          <table:table-cell table:style-name="ce122" table:formula="of:=IF(([.E76]&lt;&gt;0);[.E76]-[.F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7]&lt;&gt;0;[.E77]*[.F$4]/100;&quot; &quot;));IF([.E77]&lt;&gt;0;[.E77]*[.F$2]/(100+[.F$2]);&quot; &quot;))" office:value-type="string" office:string-value=" ">
            <text:p><text:s/></text:p>
          </table:table-cell>
          <table:table-cell table:style-name="ce122" table:formula="of:=IF(([.E77]&lt;&gt;0);[.E77]-[.F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8]&lt;&gt;0;[.E78]*[.F$4]/100;&quot; &quot;));IF([.E78]&lt;&gt;0;[.E78]*[.F$2]/(100+[.F$2]);&quot; &quot;))" office:value-type="string" office:string-value=" ">
            <text:p><text:s/></text:p>
          </table:table-cell>
          <table:table-cell table:style-name="ce122" table:formula="of:=IF(([.E78]&lt;&gt;0);[.E78]-[.F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79]&lt;&gt;0;[.E79]*[.F$4]/100;&quot; &quot;));IF([.E79]&lt;&gt;0;[.E79]*[.F$2]/(100+[.F$2]);&quot; &quot;))" office:value-type="string" office:string-value=" ">
            <text:p><text:s/></text:p>
          </table:table-cell>
          <table:table-cell table:style-name="ce122" table:formula="of:=IF(([.E79]&lt;&gt;0);[.E79]-[.F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0]&lt;&gt;0;[.E80]*[.F$4]/100;&quot; &quot;));IF([.E80]&lt;&gt;0;[.E80]*[.F$2]/(100+[.F$2]);&quot; &quot;))" office:value-type="string" office:string-value=" ">
            <text:p><text:s/></text:p>
          </table:table-cell>
          <table:table-cell table:style-name="ce122" table:formula="of:=IF(([.E80]&lt;&gt;0);[.E80]-[.F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1]&lt;&gt;0;[.E81]*[.F$4]/100;&quot; &quot;));IF([.E81]&lt;&gt;0;[.E81]*[.F$2]/(100+[.F$2]);&quot; &quot;))" office:value-type="string" office:string-value=" ">
            <text:p><text:s/></text:p>
          </table:table-cell>
          <table:table-cell table:style-name="ce122" table:formula="of:=IF(([.E81]&lt;&gt;0);[.E81]-[.F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2]&lt;&gt;0;[.E82]*[.F$4]/100;&quot; &quot;));IF([.E82]&lt;&gt;0;[.E82]*[.F$2]/(100+[.F$2]);&quot; &quot;))" office:value-type="string" office:string-value=" ">
            <text:p><text:s/></text:p>
          </table:table-cell>
          <table:table-cell table:style-name="ce122" table:formula="of:=IF(([.E82]&lt;&gt;0);[.E82]-[.F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3]&lt;&gt;0;[.E83]*[.F$4]/100;&quot; &quot;));IF([.E83]&lt;&gt;0;[.E83]*[.F$2]/(100+[.F$2]);&quot; &quot;))" office:value-type="string" office:string-value=" ">
            <text:p><text:s/></text:p>
          </table:table-cell>
          <table:table-cell table:style-name="ce122" table:formula="of:=IF(([.E83]&lt;&gt;0);[.E83]-[.F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4]&lt;&gt;0;[.E84]*[.F$4]/100;&quot; &quot;));IF([.E84]&lt;&gt;0;[.E84]*[.F$2]/(100+[.F$2]);&quot; &quot;))" office:value-type="string" office:string-value=" ">
            <text:p><text:s/></text:p>
          </table:table-cell>
          <table:table-cell table:style-name="ce122" table:formula="of:=IF(([.E84]&lt;&gt;0);[.E84]-[.F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5]&lt;&gt;0;[.E85]*[.F$4]/100;&quot; &quot;));IF([.E85]&lt;&gt;0;[.E85]*[.F$2]/(100+[.F$2]);&quot; &quot;))" office:value-type="string" office:string-value=" ">
            <text:p><text:s/></text:p>
          </table:table-cell>
          <table:table-cell table:style-name="ce122" table:formula="of:=IF(([.E85]&lt;&gt;0);[.E85]-[.F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6]&lt;&gt;0;[.E86]*[.F$4]/100;&quot; &quot;));IF([.E86]&lt;&gt;0;[.E86]*[.F$2]/(100+[.F$2]);&quot; &quot;))" office:value-type="string" office:string-value=" ">
            <text:p><text:s/></text:p>
          </table:table-cell>
          <table:table-cell table:style-name="ce122" table:formula="of:=IF(([.E86]&lt;&gt;0);[.E86]-[.F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7]&lt;&gt;0;[.E87]*[.F$4]/100;&quot; &quot;));IF([.E87]&lt;&gt;0;[.E87]*[.F$2]/(100+[.F$2]);&quot; &quot;))" office:value-type="string" office:string-value=" ">
            <text:p><text:s/></text:p>
          </table:table-cell>
          <table:table-cell table:style-name="ce122" table:formula="of:=IF(([.E87]&lt;&gt;0);[.E87]-[.F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8]&lt;&gt;0;[.E88]*[.F$4]/100;&quot; &quot;));IF([.E88]&lt;&gt;0;[.E88]*[.F$2]/(100+[.F$2]);&quot; &quot;))" office:value-type="string" office:string-value=" ">
            <text:p><text:s/></text:p>
          </table:table-cell>
          <table:table-cell table:style-name="ce122" table:formula="of:=IF(([.E88]&lt;&gt;0);[.E88]-[.F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89]&lt;&gt;0;[.E89]*[.F$4]/100;&quot; &quot;));IF([.E89]&lt;&gt;0;[.E89]*[.F$2]/(100+[.F$2]);&quot; &quot;))" office:value-type="string" office:string-value=" ">
            <text:p><text:s/></text:p>
          </table:table-cell>
          <table:table-cell table:style-name="ce122" table:formula="of:=IF(([.E89]&lt;&gt;0);[.E89]-[.F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0]&lt;&gt;0;[.E90]*[.F$4]/100;&quot; &quot;));IF([.E90]&lt;&gt;0;[.E90]*[.F$2]/(100+[.F$2]);&quot; &quot;))" office:value-type="string" office:string-value=" ">
            <text:p><text:s/></text:p>
          </table:table-cell>
          <table:table-cell table:style-name="ce122" table:formula="of:=IF(([.E90]&lt;&gt;0);[.E90]-[.F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1]&lt;&gt;0;[.E91]*[.F$4]/100;&quot; &quot;));IF([.E91]&lt;&gt;0;[.E91]*[.F$2]/(100+[.F$2]);&quot; &quot;))" office:value-type="string" office:string-value=" ">
            <text:p><text:s/></text:p>
          </table:table-cell>
          <table:table-cell table:style-name="ce122" table:formula="of:=IF(([.E91]&lt;&gt;0);[.E91]-[.F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2]&lt;&gt;0;[.E92]*[.F$4]/100;&quot; &quot;));IF([.E92]&lt;&gt;0;[.E92]*[.F$2]/(100+[.F$2]);&quot; &quot;))" office:value-type="string" office:string-value=" ">
            <text:p><text:s/></text:p>
          </table:table-cell>
          <table:table-cell table:style-name="ce122" table:formula="of:=IF(([.E92]&lt;&gt;0);[.E92]-[.F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3]&lt;&gt;0;[.E93]*[.F$4]/100;&quot; &quot;));IF([.E93]&lt;&gt;0;[.E93]*[.F$2]/(100+[.F$2]);&quot; &quot;))" office:value-type="string" office:string-value=" ">
            <text:p><text:s/></text:p>
          </table:table-cell>
          <table:table-cell table:style-name="ce122" table:formula="of:=IF(([.E93]&lt;&gt;0);[.E93]-[.F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4]&lt;&gt;0;[.E94]*[.F$4]/100;&quot; &quot;));IF([.E94]&lt;&gt;0;[.E94]*[.F$2]/(100+[.F$2]);&quot; &quot;))" office:value-type="string" office:string-value=" ">
            <text:p><text:s/></text:p>
          </table:table-cell>
          <table:table-cell table:style-name="ce122" table:formula="of:=IF(([.E94]&lt;&gt;0);[.E94]-[.F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5]&lt;&gt;0;[.E95]*[.F$4]/100;&quot; &quot;));IF([.E95]&lt;&gt;0;[.E95]*[.F$2]/(100+[.F$2]);&quot; &quot;))" office:value-type="string" office:string-value=" ">
            <text:p><text:s/></text:p>
          </table:table-cell>
          <table:table-cell table:style-name="ce122" table:formula="of:=IF(([.E95]&lt;&gt;0);[.E95]-[.F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6]&lt;&gt;0;[.E96]*[.F$4]/100;&quot; &quot;));IF([.E96]&lt;&gt;0;[.E96]*[.F$2]/(100+[.F$2]);&quot; &quot;))" office:value-type="string" office:string-value=" ">
            <text:p><text:s/></text:p>
          </table:table-cell>
          <table:table-cell table:style-name="ce122" table:formula="of:=IF(([.E96]&lt;&gt;0);[.E96]-[.F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7]&lt;&gt;0;[.E97]*[.F$4]/100;&quot; &quot;));IF([.E97]&lt;&gt;0;[.E97]*[.F$2]/(100+[.F$2]);&quot; &quot;))" office:value-type="string" office:string-value=" ">
            <text:p><text:s/></text:p>
          </table:table-cell>
          <table:table-cell table:style-name="ce122" table:formula="of:=IF(([.E97]&lt;&gt;0);[.E97]-[.F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8]&lt;&gt;0;[.E98]*[.F$4]/100;&quot; &quot;));IF([.E98]&lt;&gt;0;[.E98]*[.F$2]/(100+[.F$2]);&quot; &quot;))" office:value-type="string" office:string-value=" ">
            <text:p><text:s/></text:p>
          </table:table-cell>
          <table:table-cell table:style-name="ce122" table:formula="of:=IF(([.E98]&lt;&gt;0);[.E98]-[.F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99]&lt;&gt;0;[.E99]*[.F$4]/100;&quot; &quot;));IF([.E99]&lt;&gt;0;[.E99]*[.F$2]/(100+[.F$2]);&quot; &quot;))" office:value-type="string" office:string-value=" ">
            <text:p><text:s/></text:p>
          </table:table-cell>
          <table:table-cell table:style-name="ce122" table:formula="of:=IF(([.E99]&lt;&gt;0);[.E99]-[.F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0]&lt;&gt;0;[.E100]*[.F$4]/100;&quot; &quot;));IF([.E100]&lt;&gt;0;[.E100]*[.F$2]/(100+[.F$2]);&quot; &quot;))" office:value-type="string" office:string-value=" ">
            <text:p><text:s/></text:p>
          </table:table-cell>
          <table:table-cell table:style-name="ce122" table:formula="of:=IF(([.E100]&lt;&gt;0);[.E100]-[.F1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1]&lt;&gt;0;[.E101]*[.F$4]/100;&quot; &quot;));IF([.E101]&lt;&gt;0;[.E101]*[.F$2]/(100+[.F$2]);&quot; &quot;))" office:value-type="string" office:string-value=" ">
            <text:p><text:s/></text:p>
          </table:table-cell>
          <table:table-cell table:style-name="ce122" table:formula="of:=IF(([.E101]&lt;&gt;0);[.E101]-[.F10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2]&lt;&gt;0;[.E102]*[.F$4]/100;&quot; &quot;));IF([.E102]&lt;&gt;0;[.E102]*[.F$2]/(100+[.F$2]);&quot; &quot;))" office:value-type="string" office:string-value=" ">
            <text:p><text:s/></text:p>
          </table:table-cell>
          <table:table-cell table:style-name="ce122" table:formula="of:=IF(([.E102]&lt;&gt;0);[.E102]-[.F10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3]&lt;&gt;0;[.E103]*[.F$4]/100;&quot; &quot;));IF([.E103]&lt;&gt;0;[.E103]*[.F$2]/(100+[.F$2]);&quot; &quot;))" office:value-type="string" office:string-value=" ">
            <text:p><text:s/></text:p>
          </table:table-cell>
          <table:table-cell table:style-name="ce122" table:formula="of:=IF(([.E103]&lt;&gt;0);[.E103]-[.F10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4]&lt;&gt;0;[.E104]*[.F$4]/100;&quot; &quot;));IF([.E104]&lt;&gt;0;[.E104]*[.F$2]/(100+[.F$2]);&quot; &quot;))" office:value-type="string" office:string-value=" ">
            <text:p><text:s/></text:p>
          </table:table-cell>
          <table:table-cell table:style-name="ce122" table:formula="of:=IF(([.E104]&lt;&gt;0);[.E104]-[.F10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5]&lt;&gt;0;[.E105]*[.F$4]/100;&quot; &quot;));IF([.E105]&lt;&gt;0;[.E105]*[.F$2]/(100+[.F$2]);&quot; &quot;))" office:value-type="string" office:string-value=" ">
            <text:p><text:s/></text:p>
          </table:table-cell>
          <table:table-cell table:style-name="ce122" table:formula="of:=IF(([.E105]&lt;&gt;0);[.E105]-[.F10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6]&lt;&gt;0;[.E106]*[.F$4]/100;&quot; &quot;));IF([.E106]&lt;&gt;0;[.E106]*[.F$2]/(100+[.F$2]);&quot; &quot;))" office:value-type="string" office:string-value=" ">
            <text:p><text:s/></text:p>
          </table:table-cell>
          <table:table-cell table:style-name="ce122" table:formula="of:=IF(([.E106]&lt;&gt;0);[.E106]-[.F10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7]&lt;&gt;0;[.E107]*[.F$4]/100;&quot; &quot;));IF([.E107]&lt;&gt;0;[.E107]*[.F$2]/(100+[.F$2]);&quot; &quot;))" office:value-type="string" office:string-value=" ">
            <text:p><text:s/></text:p>
          </table:table-cell>
          <table:table-cell table:style-name="ce122" table:formula="of:=IF(([.E107]&lt;&gt;0);[.E107]-[.F10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8]&lt;&gt;0;[.E108]*[.F$4]/100;&quot; &quot;));IF([.E108]&lt;&gt;0;[.E108]*[.F$2]/(100+[.F$2]);&quot; &quot;))" office:value-type="string" office:string-value=" ">
            <text:p><text:s/></text:p>
          </table:table-cell>
          <table:table-cell table:style-name="ce122" table:formula="of:=IF(([.E108]&lt;&gt;0);[.E108]-[.F10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09]&lt;&gt;0;[.E109]*[.F$4]/100;&quot; &quot;));IF([.E109]&lt;&gt;0;[.E109]*[.F$2]/(100+[.F$2]);&quot; &quot;))" office:value-type="string" office:string-value=" ">
            <text:p><text:s/></text:p>
          </table:table-cell>
          <table:table-cell table:style-name="ce122" table:formula="of:=IF(([.E109]&lt;&gt;0);[.E109]-[.F10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0]&lt;&gt;0;[.E110]*[.F$4]/100;&quot; &quot;));IF([.E110]&lt;&gt;0;[.E110]*[.F$2]/(100+[.F$2]);&quot; &quot;))" office:value-type="string" office:string-value=" ">
            <text:p><text:s/></text:p>
          </table:table-cell>
          <table:table-cell table:style-name="ce122" table:formula="of:=IF(([.E110]&lt;&gt;0);[.E110]-[.F11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1]&lt;&gt;0;[.E111]*[.F$4]/100;&quot; &quot;));IF([.E111]&lt;&gt;0;[.E111]*[.F$2]/(100+[.F$2]);&quot; &quot;))" office:value-type="string" office:string-value=" ">
            <text:p><text:s/></text:p>
          </table:table-cell>
          <table:table-cell table:style-name="ce122" table:formula="of:=IF(([.E111]&lt;&gt;0);[.E111]-[.F11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2]&lt;&gt;0;[.E112]*[.F$4]/100;&quot; &quot;));IF([.E112]&lt;&gt;0;[.E112]*[.F$2]/(100+[.F$2]);&quot; &quot;))" office:value-type="string" office:string-value=" ">
            <text:p><text:s/></text:p>
          </table:table-cell>
          <table:table-cell table:style-name="ce122" table:formula="of:=IF(([.E112]&lt;&gt;0);[.E112]-[.F11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3]&lt;&gt;0;[.E113]*[.F$4]/100;&quot; &quot;));IF([.E113]&lt;&gt;0;[.E113]*[.F$2]/(100+[.F$2]);&quot; &quot;))" office:value-type="string" office:string-value=" ">
            <text:p><text:s/></text:p>
          </table:table-cell>
          <table:table-cell table:style-name="ce122" table:formula="of:=IF(([.E113]&lt;&gt;0);[.E113]-[.F11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4]&lt;&gt;0;[.E114]*[.F$4]/100;&quot; &quot;));IF([.E114]&lt;&gt;0;[.E114]*[.F$2]/(100+[.F$2]);&quot; &quot;))" office:value-type="string" office:string-value=" ">
            <text:p><text:s/></text:p>
          </table:table-cell>
          <table:table-cell table:style-name="ce122" table:formula="of:=IF(([.E114]&lt;&gt;0);[.E114]-[.F11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5]&lt;&gt;0;[.E115]*[.F$4]/100;&quot; &quot;));IF([.E115]&lt;&gt;0;[.E115]*[.F$2]/(100+[.F$2]);&quot; &quot;))" office:value-type="string" office:string-value=" ">
            <text:p><text:s/></text:p>
          </table:table-cell>
          <table:table-cell table:style-name="ce122" table:formula="of:=IF(([.E115]&lt;&gt;0);[.E115]-[.F11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6]&lt;&gt;0;[.E116]*[.F$4]/100;&quot; &quot;));IF([.E116]&lt;&gt;0;[.E116]*[.F$2]/(100+[.F$2]);&quot; &quot;))" office:value-type="string" office:string-value=" ">
            <text:p><text:s/></text:p>
          </table:table-cell>
          <table:table-cell table:style-name="ce122" table:formula="of:=IF(([.E116]&lt;&gt;0);[.E116]-[.F11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7]&lt;&gt;0;[.E117]*[.F$4]/100;&quot; &quot;));IF([.E117]&lt;&gt;0;[.E117]*[.F$2]/(100+[.F$2]);&quot; &quot;))" office:value-type="string" office:string-value=" ">
            <text:p><text:s/></text:p>
          </table:table-cell>
          <table:table-cell table:style-name="ce122" table:formula="of:=IF(([.E117]&lt;&gt;0);[.E117]-[.F11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8]&lt;&gt;0;[.E118]*[.F$4]/100;&quot; &quot;));IF([.E118]&lt;&gt;0;[.E118]*[.F$2]/(100+[.F$2]);&quot; &quot;))" office:value-type="string" office:string-value=" ">
            <text:p><text:s/></text:p>
          </table:table-cell>
          <table:table-cell table:style-name="ce122" table:formula="of:=IF(([.E118]&lt;&gt;0);[.E118]-[.F11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19]&lt;&gt;0;[.E119]*[.F$4]/100;&quot; &quot;));IF([.E119]&lt;&gt;0;[.E119]*[.F$2]/(100+[.F$2]);&quot; &quot;))" office:value-type="string" office:string-value=" ">
            <text:p><text:s/></text:p>
          </table:table-cell>
          <table:table-cell table:style-name="ce122" table:formula="of:=IF(([.E119]&lt;&gt;0);[.E119]-[.F11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0]&lt;&gt;0;[.E120]*[.F$4]/100;&quot; &quot;));IF([.E120]&lt;&gt;0;[.E120]*[.F$2]/(100+[.F$2]);&quot; &quot;))" office:value-type="string" office:string-value=" ">
            <text:p><text:s/></text:p>
          </table:table-cell>
          <table:table-cell table:style-name="ce122" table:formula="of:=IF(([.E120]&lt;&gt;0);[.E120]-[.F12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1]&lt;&gt;0;[.E121]*[.F$4]/100;&quot; &quot;));IF([.E121]&lt;&gt;0;[.E121]*[.F$2]/(100+[.F$2]);&quot; &quot;))" office:value-type="string" office:string-value=" ">
            <text:p><text:s/></text:p>
          </table:table-cell>
          <table:table-cell table:style-name="ce122" table:formula="of:=IF(([.E121]&lt;&gt;0);[.E121]-[.F12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2]&lt;&gt;0;[.E122]*[.F$4]/100;&quot; &quot;));IF([.E122]&lt;&gt;0;[.E122]*[.F$2]/(100+[.F$2]);&quot; &quot;))" office:value-type="string" office:string-value=" ">
            <text:p><text:s/></text:p>
          </table:table-cell>
          <table:table-cell table:style-name="ce122" table:formula="of:=IF(([.E122]&lt;&gt;0);[.E122]-[.F12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3]&lt;&gt;0;[.E123]*[.F$4]/100;&quot; &quot;));IF([.E123]&lt;&gt;0;[.E123]*[.F$2]/(100+[.F$2]);&quot; &quot;))" office:value-type="string" office:string-value=" ">
            <text:p><text:s/></text:p>
          </table:table-cell>
          <table:table-cell table:style-name="ce122" table:formula="of:=IF(([.E123]&lt;&gt;0);[.E123]-[.F12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4]&lt;&gt;0;[.E124]*[.F$4]/100;&quot; &quot;));IF([.E124]&lt;&gt;0;[.E124]*[.F$2]/(100+[.F$2]);&quot; &quot;))" office:value-type="string" office:string-value=" ">
            <text:p><text:s/></text:p>
          </table:table-cell>
          <table:table-cell table:style-name="ce122" table:formula="of:=IF(([.E124]&lt;&gt;0);[.E124]-[.F12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5]&lt;&gt;0;[.E125]*[.F$4]/100;&quot; &quot;));IF([.E125]&lt;&gt;0;[.E125]*[.F$2]/(100+[.F$2]);&quot; &quot;))" office:value-type="string" office:string-value=" ">
            <text:p><text:s/></text:p>
          </table:table-cell>
          <table:table-cell table:style-name="ce122" table:formula="of:=IF(([.E125]&lt;&gt;0);[.E125]-[.F12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6]&lt;&gt;0;[.E126]*[.F$4]/100;&quot; &quot;));IF([.E126]&lt;&gt;0;[.E126]*[.F$2]/(100+[.F$2]);&quot; &quot;))" office:value-type="string" office:string-value=" ">
            <text:p><text:s/></text:p>
          </table:table-cell>
          <table:table-cell table:style-name="ce122" table:formula="of:=IF(([.E126]&lt;&gt;0);[.E126]-[.F12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7]&lt;&gt;0;[.E127]*[.F$4]/100;&quot; &quot;));IF([.E127]&lt;&gt;0;[.E127]*[.F$2]/(100+[.F$2]);&quot; &quot;))" office:value-type="string" office:string-value=" ">
            <text:p><text:s/></text:p>
          </table:table-cell>
          <table:table-cell table:style-name="ce122" table:formula="of:=IF(([.E127]&lt;&gt;0);[.E127]-[.F12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8]&lt;&gt;0;[.E128]*[.F$4]/100;&quot; &quot;));IF([.E128]&lt;&gt;0;[.E128]*[.F$2]/(100+[.F$2]);&quot; &quot;))" office:value-type="string" office:string-value=" ">
            <text:p><text:s/></text:p>
          </table:table-cell>
          <table:table-cell table:style-name="ce122" table:formula="of:=IF(([.E128]&lt;&gt;0);[.E128]-[.F12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29]&lt;&gt;0;[.E129]*[.F$4]/100;&quot; &quot;));IF([.E129]&lt;&gt;0;[.E129]*[.F$2]/(100+[.F$2]);&quot; &quot;))" office:value-type="string" office:string-value=" ">
            <text:p><text:s/></text:p>
          </table:table-cell>
          <table:table-cell table:style-name="ce122" table:formula="of:=IF(([.E129]&lt;&gt;0);[.E129]-[.F12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0]&lt;&gt;0;[.E130]*[.F$4]/100;&quot; &quot;));IF([.E130]&lt;&gt;0;[.E130]*[.F$2]/(100+[.F$2]);&quot; &quot;))" office:value-type="string" office:string-value=" ">
            <text:p><text:s/></text:p>
          </table:table-cell>
          <table:table-cell table:style-name="ce122" table:formula="of:=IF(([.E130]&lt;&gt;0);[.E130]-[.F13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1]&lt;&gt;0;[.E131]*[.F$4]/100;&quot; &quot;));IF([.E131]&lt;&gt;0;[.E131]*[.F$2]/(100+[.F$2]);&quot; &quot;))" office:value-type="string" office:string-value=" ">
            <text:p><text:s/></text:p>
          </table:table-cell>
          <table:table-cell table:style-name="ce122" table:formula="of:=IF(([.E131]&lt;&gt;0);[.E131]-[.F13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2]&lt;&gt;0;[.E132]*[.F$4]/100;&quot; &quot;));IF([.E132]&lt;&gt;0;[.E132]*[.F$2]/(100+[.F$2]);&quot; &quot;))" office:value-type="string" office:string-value=" ">
            <text:p><text:s/></text:p>
          </table:table-cell>
          <table:table-cell table:style-name="ce122" table:formula="of:=IF(([.E132]&lt;&gt;0);[.E132]-[.F13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3]&lt;&gt;0;[.E133]*[.F$4]/100;&quot; &quot;));IF([.E133]&lt;&gt;0;[.E133]*[.F$2]/(100+[.F$2]);&quot; &quot;))" office:value-type="string" office:string-value=" ">
            <text:p><text:s/></text:p>
          </table:table-cell>
          <table:table-cell table:style-name="ce122" table:formula="of:=IF(([.E133]&lt;&gt;0);[.E133]-[.F13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4]&lt;&gt;0;[.E134]*[.F$4]/100;&quot; &quot;));IF([.E134]&lt;&gt;0;[.E134]*[.F$2]/(100+[.F$2]);&quot; &quot;))" office:value-type="string" office:string-value=" ">
            <text:p><text:s/></text:p>
          </table:table-cell>
          <table:table-cell table:style-name="ce122" table:formula="of:=IF(([.E134]&lt;&gt;0);[.E134]-[.F13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5]&lt;&gt;0;[.E135]*[.F$4]/100;&quot; &quot;));IF([.E135]&lt;&gt;0;[.E135]*[.F$2]/(100+[.F$2]);&quot; &quot;))" office:value-type="string" office:string-value=" ">
            <text:p><text:s/></text:p>
          </table:table-cell>
          <table:table-cell table:style-name="ce122" table:formula="of:=IF(([.E135]&lt;&gt;0);[.E135]-[.F13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6]&lt;&gt;0;[.E136]*[.F$4]/100;&quot; &quot;));IF([.E136]&lt;&gt;0;[.E136]*[.F$2]/(100+[.F$2]);&quot; &quot;))" office:value-type="string" office:string-value=" ">
            <text:p><text:s/></text:p>
          </table:table-cell>
          <table:table-cell table:style-name="ce122" table:formula="of:=IF(([.E136]&lt;&gt;0);[.E136]-[.F13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7]&lt;&gt;0;[.E137]*[.F$4]/100;&quot; &quot;));IF([.E137]&lt;&gt;0;[.E137]*[.F$2]/(100+[.F$2]);&quot; &quot;))" office:value-type="string" office:string-value=" ">
            <text:p><text:s/></text:p>
          </table:table-cell>
          <table:table-cell table:style-name="ce122" table:formula="of:=IF(([.E137]&lt;&gt;0);[.E137]-[.F13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8]&lt;&gt;0;[.E138]*[.F$4]/100;&quot; &quot;));IF([.E138]&lt;&gt;0;[.E138]*[.F$2]/(100+[.F$2]);&quot; &quot;))" office:value-type="string" office:string-value=" ">
            <text:p><text:s/></text:p>
          </table:table-cell>
          <table:table-cell table:style-name="ce122" table:formula="of:=IF(([.E138]&lt;&gt;0);[.E138]-[.F13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39]&lt;&gt;0;[.E139]*[.F$4]/100;&quot; &quot;));IF([.E139]&lt;&gt;0;[.E139]*[.F$2]/(100+[.F$2]);&quot; &quot;))" office:value-type="string" office:string-value=" ">
            <text:p><text:s/></text:p>
          </table:table-cell>
          <table:table-cell table:style-name="ce122" table:formula="of:=IF(([.E139]&lt;&gt;0);[.E139]-[.F13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0]&lt;&gt;0;[.E140]*[.F$4]/100;&quot; &quot;));IF([.E140]&lt;&gt;0;[.E140]*[.F$2]/(100+[.F$2]);&quot; &quot;))" office:value-type="string" office:string-value=" ">
            <text:p><text:s/></text:p>
          </table:table-cell>
          <table:table-cell table:style-name="ce122" table:formula="of:=IF(([.E140]&lt;&gt;0);[.E140]-[.F14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1]&lt;&gt;0;[.E141]*[.F$4]/100;&quot; &quot;));IF([.E141]&lt;&gt;0;[.E141]*[.F$2]/(100+[.F$2]);&quot; &quot;))" office:value-type="string" office:string-value=" ">
            <text:p><text:s/></text:p>
          </table:table-cell>
          <table:table-cell table:style-name="ce122" table:formula="of:=IF(([.E141]&lt;&gt;0);[.E141]-[.F14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2]&lt;&gt;0;[.E142]*[.F$4]/100;&quot; &quot;));IF([.E142]&lt;&gt;0;[.E142]*[.F$2]/(100+[.F$2]);&quot; &quot;))" office:value-type="string" office:string-value=" ">
            <text:p><text:s/></text:p>
          </table:table-cell>
          <table:table-cell table:style-name="ce122" table:formula="of:=IF(([.E142]&lt;&gt;0);[.E142]-[.F14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3]&lt;&gt;0;[.E143]*[.F$4]/100;&quot; &quot;));IF([.E143]&lt;&gt;0;[.E143]*[.F$2]/(100+[.F$2]);&quot; &quot;))" office:value-type="string" office:string-value=" ">
            <text:p><text:s/></text:p>
          </table:table-cell>
          <table:table-cell table:style-name="ce122" table:formula="of:=IF(([.E143]&lt;&gt;0);[.E143]-[.F14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4]&lt;&gt;0;[.E144]*[.F$4]/100;&quot; &quot;));IF([.E144]&lt;&gt;0;[.E144]*[.F$2]/(100+[.F$2]);&quot; &quot;))" office:value-type="string" office:string-value=" ">
            <text:p><text:s/></text:p>
          </table:table-cell>
          <table:table-cell table:style-name="ce122" table:formula="of:=IF(([.E144]&lt;&gt;0);[.E144]-[.F14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5]&lt;&gt;0;[.E145]*[.F$4]/100;&quot; &quot;));IF([.E145]&lt;&gt;0;[.E145]*[.F$2]/(100+[.F$2]);&quot; &quot;))" office:value-type="string" office:string-value=" ">
            <text:p><text:s/></text:p>
          </table:table-cell>
          <table:table-cell table:style-name="ce122" table:formula="of:=IF(([.E145]&lt;&gt;0);[.E145]-[.F14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6]&lt;&gt;0;[.E146]*[.F$4]/100;&quot; &quot;));IF([.E146]&lt;&gt;0;[.E146]*[.F$2]/(100+[.F$2]);&quot; &quot;))" office:value-type="string" office:string-value=" ">
            <text:p><text:s/></text:p>
          </table:table-cell>
          <table:table-cell table:style-name="ce122" table:formula="of:=IF(([.E146]&lt;&gt;0);[.E146]-[.F14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7]&lt;&gt;0;[.E147]*[.F$4]/100;&quot; &quot;));IF([.E147]&lt;&gt;0;[.E147]*[.F$2]/(100+[.F$2]);&quot; &quot;))" office:value-type="string" office:string-value=" ">
            <text:p><text:s/></text:p>
          </table:table-cell>
          <table:table-cell table:style-name="ce122" table:formula="of:=IF(([.E147]&lt;&gt;0);[.E147]-[.F14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8]&lt;&gt;0;[.E148]*[.F$4]/100;&quot; &quot;));IF([.E148]&lt;&gt;0;[.E148]*[.F$2]/(100+[.F$2]);&quot; &quot;))" office:value-type="string" office:string-value=" ">
            <text:p><text:s/></text:p>
          </table:table-cell>
          <table:table-cell table:style-name="ce122" table:formula="of:=IF(([.E148]&lt;&gt;0);[.E148]-[.F14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49]&lt;&gt;0;[.E149]*[.F$4]/100;&quot; &quot;));IF([.E149]&lt;&gt;0;[.E149]*[.F$2]/(100+[.F$2]);&quot; &quot;))" office:value-type="string" office:string-value=" ">
            <text:p><text:s/></text:p>
          </table:table-cell>
          <table:table-cell table:style-name="ce122" table:formula="of:=IF(([.E149]&lt;&gt;0);[.E149]-[.F14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0]&lt;&gt;0;[.E150]*[.F$4]/100;&quot; &quot;));IF([.E150]&lt;&gt;0;[.E150]*[.F$2]/(100+[.F$2]);&quot; &quot;))" office:value-type="string" office:string-value=" ">
            <text:p><text:s/></text:p>
          </table:table-cell>
          <table:table-cell table:style-name="ce122" table:formula="of:=IF(([.E150]&lt;&gt;0);[.E150]-[.F15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1]&lt;&gt;0;[.E151]*[.F$4]/100;&quot; &quot;));IF([.E151]&lt;&gt;0;[.E151]*[.F$2]/(100+[.F$2]);&quot; &quot;))" office:value-type="string" office:string-value=" ">
            <text:p><text:s/></text:p>
          </table:table-cell>
          <table:table-cell table:style-name="ce122" table:formula="of:=IF(([.E151]&lt;&gt;0);[.E151]-[.F15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2]&lt;&gt;0;[.E152]*[.F$4]/100;&quot; &quot;));IF([.E152]&lt;&gt;0;[.E152]*[.F$2]/(100+[.F$2]);&quot; &quot;))" office:value-type="string" office:string-value=" ">
            <text:p><text:s/></text:p>
          </table:table-cell>
          <table:table-cell table:style-name="ce122" table:formula="of:=IF(([.E152]&lt;&gt;0);[.E152]-[.F15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3]&lt;&gt;0;[.E153]*[.F$4]/100;&quot; &quot;));IF([.E153]&lt;&gt;0;[.E153]*[.F$2]/(100+[.F$2]);&quot; &quot;))" office:value-type="string" office:string-value=" ">
            <text:p><text:s/></text:p>
          </table:table-cell>
          <table:table-cell table:style-name="ce122" table:formula="of:=IF(([.E153]&lt;&gt;0);[.E153]-[.F15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4]&lt;&gt;0;[.E154]*[.F$4]/100;&quot; &quot;));IF([.E154]&lt;&gt;0;[.E154]*[.F$2]/(100+[.F$2]);&quot; &quot;))" office:value-type="string" office:string-value=" ">
            <text:p><text:s/></text:p>
          </table:table-cell>
          <table:table-cell table:style-name="ce122" table:formula="of:=IF(([.E154]&lt;&gt;0);[.E154]-[.F15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5]&lt;&gt;0;[.E155]*[.F$4]/100;&quot; &quot;));IF([.E155]&lt;&gt;0;[.E155]*[.F$2]/(100+[.F$2]);&quot; &quot;))" office:value-type="string" office:string-value=" ">
            <text:p><text:s/></text:p>
          </table:table-cell>
          <table:table-cell table:style-name="ce122" table:formula="of:=IF(([.E155]&lt;&gt;0);[.E155]-[.F15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6]&lt;&gt;0;[.E156]*[.F$4]/100;&quot; &quot;));IF([.E156]&lt;&gt;0;[.E156]*[.F$2]/(100+[.F$2]);&quot; &quot;))" office:value-type="string" office:string-value=" ">
            <text:p><text:s/></text:p>
          </table:table-cell>
          <table:table-cell table:style-name="ce122" table:formula="of:=IF(([.E156]&lt;&gt;0);[.E156]-[.F15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7]&lt;&gt;0;[.E157]*[.F$4]/100;&quot; &quot;));IF([.E157]&lt;&gt;0;[.E157]*[.F$2]/(100+[.F$2]);&quot; &quot;))" office:value-type="string" office:string-value=" ">
            <text:p><text:s/></text:p>
          </table:table-cell>
          <table:table-cell table:style-name="ce122" table:formula="of:=IF(([.E157]&lt;&gt;0);[.E157]-[.F15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8]&lt;&gt;0;[.E158]*[.F$4]/100;&quot; &quot;));IF([.E158]&lt;&gt;0;[.E158]*[.F$2]/(100+[.F$2]);&quot; &quot;))" office:value-type="string" office:string-value=" ">
            <text:p><text:s/></text:p>
          </table:table-cell>
          <table:table-cell table:style-name="ce122" table:formula="of:=IF(([.E158]&lt;&gt;0);[.E158]-[.F15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59]&lt;&gt;0;[.E159]*[.F$4]/100;&quot; &quot;));IF([.E159]&lt;&gt;0;[.E159]*[.F$2]/(100+[.F$2]);&quot; &quot;))" office:value-type="string" office:string-value=" ">
            <text:p><text:s/></text:p>
          </table:table-cell>
          <table:table-cell table:style-name="ce122" table:formula="of:=IF(([.E159]&lt;&gt;0);[.E159]-[.F15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0]&lt;&gt;0;[.E160]*[.F$4]/100;&quot; &quot;));IF([.E160]&lt;&gt;0;[.E160]*[.F$2]/(100+[.F$2]);&quot; &quot;))" office:value-type="string" office:string-value=" ">
            <text:p><text:s/></text:p>
          </table:table-cell>
          <table:table-cell table:style-name="ce122" table:formula="of:=IF(([.E160]&lt;&gt;0);[.E160]-[.F16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1]&lt;&gt;0;[.E161]*[.F$4]/100;&quot; &quot;));IF([.E161]&lt;&gt;0;[.E161]*[.F$2]/(100+[.F$2]);&quot; &quot;))" office:value-type="string" office:string-value=" ">
            <text:p><text:s/></text:p>
          </table:table-cell>
          <table:table-cell table:style-name="ce122" table:formula="of:=IF(([.E161]&lt;&gt;0);[.E161]-[.F16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2]&lt;&gt;0;[.E162]*[.F$4]/100;&quot; &quot;));IF([.E162]&lt;&gt;0;[.E162]*[.F$2]/(100+[.F$2]);&quot; &quot;))" office:value-type="string" office:string-value=" ">
            <text:p><text:s/></text:p>
          </table:table-cell>
          <table:table-cell table:style-name="ce122" table:formula="of:=IF(([.E162]&lt;&gt;0);[.E162]-[.F16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3]&lt;&gt;0;[.E163]*[.F$4]/100;&quot; &quot;));IF([.E163]&lt;&gt;0;[.E163]*[.F$2]/(100+[.F$2]);&quot; &quot;))" office:value-type="string" office:string-value=" ">
            <text:p><text:s/></text:p>
          </table:table-cell>
          <table:table-cell table:style-name="ce122" table:formula="of:=IF(([.E163]&lt;&gt;0);[.E163]-[.F16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4]&lt;&gt;0;[.E164]*[.F$4]/100;&quot; &quot;));IF([.E164]&lt;&gt;0;[.E164]*[.F$2]/(100+[.F$2]);&quot; &quot;))" office:value-type="string" office:string-value=" ">
            <text:p><text:s/></text:p>
          </table:table-cell>
          <table:table-cell table:style-name="ce122" table:formula="of:=IF(([.E164]&lt;&gt;0);[.E164]-[.F16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5]&lt;&gt;0;[.E165]*[.F$4]/100;&quot; &quot;));IF([.E165]&lt;&gt;0;[.E165]*[.F$2]/(100+[.F$2]);&quot; &quot;))" office:value-type="string" office:string-value=" ">
            <text:p><text:s/></text:p>
          </table:table-cell>
          <table:table-cell table:style-name="ce122" table:formula="of:=IF(([.E165]&lt;&gt;0);[.E165]-[.F16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6]&lt;&gt;0;[.E166]*[.F$4]/100;&quot; &quot;));IF([.E166]&lt;&gt;0;[.E166]*[.F$2]/(100+[.F$2]);&quot; &quot;))" office:value-type="string" office:string-value=" ">
            <text:p><text:s/></text:p>
          </table:table-cell>
          <table:table-cell table:style-name="ce122" table:formula="of:=IF(([.E166]&lt;&gt;0);[.E166]-[.F16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7]&lt;&gt;0;[.E167]*[.F$4]/100;&quot; &quot;));IF([.E167]&lt;&gt;0;[.E167]*[.F$2]/(100+[.F$2]);&quot; &quot;))" office:value-type="string" office:string-value=" ">
            <text:p><text:s/></text:p>
          </table:table-cell>
          <table:table-cell table:style-name="ce122" table:formula="of:=IF(([.E167]&lt;&gt;0);[.E167]-[.F16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8]&lt;&gt;0;[.E168]*[.F$4]/100;&quot; &quot;));IF([.E168]&lt;&gt;0;[.E168]*[.F$2]/(100+[.F$2]);&quot; &quot;))" office:value-type="string" office:string-value=" ">
            <text:p><text:s/></text:p>
          </table:table-cell>
          <table:table-cell table:style-name="ce122" table:formula="of:=IF(([.E168]&lt;&gt;0);[.E168]-[.F16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69]&lt;&gt;0;[.E169]*[.F$4]/100;&quot; &quot;));IF([.E169]&lt;&gt;0;[.E169]*[.F$2]/(100+[.F$2]);&quot; &quot;))" office:value-type="string" office:string-value=" ">
            <text:p><text:s/></text:p>
          </table:table-cell>
          <table:table-cell table:style-name="ce122" table:formula="of:=IF(([.E169]&lt;&gt;0);[.E169]-[.F16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0]&lt;&gt;0;[.E170]*[.F$4]/100;&quot; &quot;));IF([.E170]&lt;&gt;0;[.E170]*[.F$2]/(100+[.F$2]);&quot; &quot;))" office:value-type="string" office:string-value=" ">
            <text:p><text:s/></text:p>
          </table:table-cell>
          <table:table-cell table:style-name="ce122" table:formula="of:=IF(([.E170]&lt;&gt;0);[.E170]-[.F17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1]&lt;&gt;0;[.E171]*[.F$4]/100;&quot; &quot;));IF([.E171]&lt;&gt;0;[.E171]*[.F$2]/(100+[.F$2]);&quot; &quot;))" office:value-type="string" office:string-value=" ">
            <text:p><text:s/></text:p>
          </table:table-cell>
          <table:table-cell table:style-name="ce122" table:formula="of:=IF(([.E171]&lt;&gt;0);[.E171]-[.F17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2]&lt;&gt;0;[.E172]*[.F$4]/100;&quot; &quot;));IF([.E172]&lt;&gt;0;[.E172]*[.F$2]/(100+[.F$2]);&quot; &quot;))" office:value-type="string" office:string-value=" ">
            <text:p><text:s/></text:p>
          </table:table-cell>
          <table:table-cell table:style-name="ce122" table:formula="of:=IF(([.E172]&lt;&gt;0);[.E172]-[.F17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3]&lt;&gt;0;[.E173]*[.F$4]/100;&quot; &quot;));IF([.E173]&lt;&gt;0;[.E173]*[.F$2]/(100+[.F$2]);&quot; &quot;))" office:value-type="string" office:string-value=" ">
            <text:p><text:s/></text:p>
          </table:table-cell>
          <table:table-cell table:style-name="ce122" table:formula="of:=IF(([.E173]&lt;&gt;0);[.E173]-[.F17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4]&lt;&gt;0;[.E174]*[.F$4]/100;&quot; &quot;));IF([.E174]&lt;&gt;0;[.E174]*[.F$2]/(100+[.F$2]);&quot; &quot;))" office:value-type="string" office:string-value=" ">
            <text:p><text:s/></text:p>
          </table:table-cell>
          <table:table-cell table:style-name="ce122" table:formula="of:=IF(([.E174]&lt;&gt;0);[.E174]-[.F17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5]&lt;&gt;0;[.E175]*[.F$4]/100;&quot; &quot;));IF([.E175]&lt;&gt;0;[.E175]*[.F$2]/(100+[.F$2]);&quot; &quot;))" office:value-type="string" office:string-value=" ">
            <text:p><text:s/></text:p>
          </table:table-cell>
          <table:table-cell table:style-name="ce122" table:formula="of:=IF(([.E175]&lt;&gt;0);[.E175]-[.F17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6]&lt;&gt;0;[.E176]*[.F$4]/100;&quot; &quot;));IF([.E176]&lt;&gt;0;[.E176]*[.F$2]/(100+[.F$2]);&quot; &quot;))" office:value-type="string" office:string-value=" ">
            <text:p><text:s/></text:p>
          </table:table-cell>
          <table:table-cell table:style-name="ce122" table:formula="of:=IF(([.E176]&lt;&gt;0);[.E176]-[.F17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7]&lt;&gt;0;[.E177]*[.F$4]/100;&quot; &quot;));IF([.E177]&lt;&gt;0;[.E177]*[.F$2]/(100+[.F$2]);&quot; &quot;))" office:value-type="string" office:string-value=" ">
            <text:p><text:s/></text:p>
          </table:table-cell>
          <table:table-cell table:style-name="ce122" table:formula="of:=IF(([.E177]&lt;&gt;0);[.E177]-[.F17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8]&lt;&gt;0;[.E178]*[.F$4]/100;&quot; &quot;));IF([.E178]&lt;&gt;0;[.E178]*[.F$2]/(100+[.F$2]);&quot; &quot;))" office:value-type="string" office:string-value=" ">
            <text:p><text:s/></text:p>
          </table:table-cell>
          <table:table-cell table:style-name="ce122" table:formula="of:=IF(([.E178]&lt;&gt;0);[.E178]-[.F17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79]&lt;&gt;0;[.E179]*[.F$4]/100;&quot; &quot;));IF([.E179]&lt;&gt;0;[.E179]*[.F$2]/(100+[.F$2]);&quot; &quot;))" office:value-type="string" office:string-value=" ">
            <text:p><text:s/></text:p>
          </table:table-cell>
          <table:table-cell table:style-name="ce122" table:formula="of:=IF(([.E179]&lt;&gt;0);[.E179]-[.F17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0]&lt;&gt;0;[.E180]*[.F$4]/100;&quot; &quot;));IF([.E180]&lt;&gt;0;[.E180]*[.F$2]/(100+[.F$2]);&quot; &quot;))" office:value-type="string" office:string-value=" ">
            <text:p><text:s/></text:p>
          </table:table-cell>
          <table:table-cell table:style-name="ce122" table:formula="of:=IF(([.E180]&lt;&gt;0);[.E180]-[.F18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1]&lt;&gt;0;[.E181]*[.F$4]/100;&quot; &quot;));IF([.E181]&lt;&gt;0;[.E181]*[.F$2]/(100+[.F$2]);&quot; &quot;))" office:value-type="string" office:string-value=" ">
            <text:p><text:s/></text:p>
          </table:table-cell>
          <table:table-cell table:style-name="ce122" table:formula="of:=IF(([.E181]&lt;&gt;0);[.E181]-[.F18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2]&lt;&gt;0;[.E182]*[.F$4]/100;&quot; &quot;));IF([.E182]&lt;&gt;0;[.E182]*[.F$2]/(100+[.F$2]);&quot; &quot;))" office:value-type="string" office:string-value=" ">
            <text:p><text:s/></text:p>
          </table:table-cell>
          <table:table-cell table:style-name="ce122" table:formula="of:=IF(([.E182]&lt;&gt;0);[.E182]-[.F18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3]&lt;&gt;0;[.E183]*[.F$4]/100;&quot; &quot;));IF([.E183]&lt;&gt;0;[.E183]*[.F$2]/(100+[.F$2]);&quot; &quot;))" office:value-type="string" office:string-value=" ">
            <text:p><text:s/></text:p>
          </table:table-cell>
          <table:table-cell table:style-name="ce122" table:formula="of:=IF(([.E183]&lt;&gt;0);[.E183]-[.F18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4]&lt;&gt;0;[.E184]*[.F$4]/100;&quot; &quot;));IF([.E184]&lt;&gt;0;[.E184]*[.F$2]/(100+[.F$2]);&quot; &quot;))" office:value-type="string" office:string-value=" ">
            <text:p><text:s/></text:p>
          </table:table-cell>
          <table:table-cell table:style-name="ce122" table:formula="of:=IF(([.E184]&lt;&gt;0);[.E184]-[.F18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5]&lt;&gt;0;[.E185]*[.F$4]/100;&quot; &quot;));IF([.E185]&lt;&gt;0;[.E185]*[.F$2]/(100+[.F$2]);&quot; &quot;))" office:value-type="string" office:string-value=" ">
            <text:p><text:s/></text:p>
          </table:table-cell>
          <table:table-cell table:style-name="ce122" table:formula="of:=IF(([.E185]&lt;&gt;0);[.E185]-[.F18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6]&lt;&gt;0;[.E186]*[.F$4]/100;&quot; &quot;));IF([.E186]&lt;&gt;0;[.E186]*[.F$2]/(100+[.F$2]);&quot; &quot;))" office:value-type="string" office:string-value=" ">
            <text:p><text:s/></text:p>
          </table:table-cell>
          <table:table-cell table:style-name="ce122" table:formula="of:=IF(([.E186]&lt;&gt;0);[.E186]-[.F18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7]&lt;&gt;0;[.E187]*[.F$4]/100;&quot; &quot;));IF([.E187]&lt;&gt;0;[.E187]*[.F$2]/(100+[.F$2]);&quot; &quot;))" office:value-type="string" office:string-value=" ">
            <text:p><text:s/></text:p>
          </table:table-cell>
          <table:table-cell table:style-name="ce122" table:formula="of:=IF(([.E187]&lt;&gt;0);[.E187]-[.F18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8]&lt;&gt;0;[.E188]*[.F$4]/100;&quot; &quot;));IF([.E188]&lt;&gt;0;[.E188]*[.F$2]/(100+[.F$2]);&quot; &quot;))" office:value-type="string" office:string-value=" ">
            <text:p><text:s/></text:p>
          </table:table-cell>
          <table:table-cell table:style-name="ce122" table:formula="of:=IF(([.E188]&lt;&gt;0);[.E188]-[.F18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89]&lt;&gt;0;[.E189]*[.F$4]/100;&quot; &quot;));IF([.E189]&lt;&gt;0;[.E189]*[.F$2]/(100+[.F$2]);&quot; &quot;))" office:value-type="string" office:string-value=" ">
            <text:p><text:s/></text:p>
          </table:table-cell>
          <table:table-cell table:style-name="ce122" table:formula="of:=IF(([.E189]&lt;&gt;0);[.E189]-[.F18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0]&lt;&gt;0;[.E190]*[.F$4]/100;&quot; &quot;));IF([.E190]&lt;&gt;0;[.E190]*[.F$2]/(100+[.F$2]);&quot; &quot;))" office:value-type="string" office:string-value=" ">
            <text:p><text:s/></text:p>
          </table:table-cell>
          <table:table-cell table:style-name="ce122" table:formula="of:=IF(([.E190]&lt;&gt;0);[.E190]-[.F19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1]&lt;&gt;0;[.E191]*[.F$4]/100;&quot; &quot;));IF([.E191]&lt;&gt;0;[.E191]*[.F$2]/(100+[.F$2]);&quot; &quot;))" office:value-type="string" office:string-value=" ">
            <text:p><text:s/></text:p>
          </table:table-cell>
          <table:table-cell table:style-name="ce122" table:formula="of:=IF(([.E191]&lt;&gt;0);[.E191]-[.F191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2]&lt;&gt;0;[.E192]*[.F$4]/100;&quot; &quot;));IF([.E192]&lt;&gt;0;[.E192]*[.F$2]/(100+[.F$2]);&quot; &quot;))" office:value-type="string" office:string-value=" ">
            <text:p><text:s/></text:p>
          </table:table-cell>
          <table:table-cell table:style-name="ce122" table:formula="of:=IF(([.E192]&lt;&gt;0);[.E192]-[.F192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3]&lt;&gt;0;[.E193]*[.F$4]/100;&quot; &quot;));IF([.E193]&lt;&gt;0;[.E193]*[.F$2]/(100+[.F$2]);&quot; &quot;))" office:value-type="string" office:string-value=" ">
            <text:p><text:s/></text:p>
          </table:table-cell>
          <table:table-cell table:style-name="ce122" table:formula="of:=IF(([.E193]&lt;&gt;0);[.E193]-[.F193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4]&lt;&gt;0;[.E194]*[.F$4]/100;&quot; &quot;));IF([.E194]&lt;&gt;0;[.E194]*[.F$2]/(100+[.F$2]);&quot; &quot;))" office:value-type="string" office:string-value=" ">
            <text:p><text:s/></text:p>
          </table:table-cell>
          <table:table-cell table:style-name="ce122" table:formula="of:=IF(([.E194]&lt;&gt;0);[.E194]-[.F194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5]&lt;&gt;0;[.E195]*[.F$4]/100;&quot; &quot;));IF([.E195]&lt;&gt;0;[.E195]*[.F$2]/(100+[.F$2]);&quot; &quot;))" office:value-type="string" office:string-value=" ">
            <text:p><text:s/></text:p>
          </table:table-cell>
          <table:table-cell table:style-name="ce122" table:formula="of:=IF(([.E195]&lt;&gt;0);[.E195]-[.F195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6]&lt;&gt;0;[.E196]*[.F$4]/100;&quot; &quot;));IF([.E196]&lt;&gt;0;[.E196]*[.F$2]/(100+[.F$2]);&quot; &quot;))" office:value-type="string" office:string-value=" ">
            <text:p><text:s/></text:p>
          </table:table-cell>
          <table:table-cell table:style-name="ce122" table:formula="of:=IF(([.E196]&lt;&gt;0);[.E196]-[.F196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7]&lt;&gt;0;[.E197]*[.F$4]/100;&quot; &quot;));IF([.E197]&lt;&gt;0;[.E197]*[.F$2]/(100+[.F$2]);&quot; &quot;))" office:value-type="string" office:string-value=" ">
            <text:p><text:s/></text:p>
          </table:table-cell>
          <table:table-cell table:style-name="ce122" table:formula="of:=IF(([.E197]&lt;&gt;0);[.E197]-[.F197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8]&lt;&gt;0;[.E198]*[.F$4]/100;&quot; &quot;));IF([.E198]&lt;&gt;0;[.E198]*[.F$2]/(100+[.F$2]);&quot; &quot;))" office:value-type="string" office:string-value=" ">
            <text:p><text:s/></text:p>
          </table:table-cell>
          <table:table-cell table:style-name="ce122" table:formula="of:=IF(([.E198]&lt;&gt;0);[.E198]-[.F198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number-columns-repeated="4"/>
          <table:table-cell/>
          <table:table-cell table:style-name="ce122" table:formula="of:=IF([.F$4]&gt;0;(IF([.E199]&lt;&gt;0;[.E199]*[.F$4]/100;&quot; &quot;));IF([.E199]&lt;&gt;0;[.E199]*[.F$2]/(100+[.F$2]);&quot; &quot;))" office:value-type="string" office:string-value=" ">
            <text:p><text:s/></text:p>
          </table:table-cell>
          <table:table-cell table:style-name="ce122" table:formula="of:=IF(([.E199]&lt;&gt;0);[.E199]-[.F199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table:style-name="ce105"/>
          <table:table-cell table:style-name="ce108"/>
          <table:table-cell table:style-name="ce112"/>
          <table:table-cell table:style-name="ce116"/>
          <table:table-cell table:style-name="ce119"/>
          <table:table-cell table:style-name="ce123" table:formula="of:=IF([.F$4]&gt;0;(IF([.E200]&lt;&gt;0;[.E200]*[.F$4]/100;&quot; &quot;));IF([.E200]&lt;&gt;0;[.E200]*[.F$2]/(100+[.F$2]);&quot; &quot;))" office:value-type="string" office:string-value=" ">
            <text:p><text:s/></text:p>
          </table:table-cell>
          <table:table-cell table:style-name="ce123" table:formula="of:=IF(([.E200]&lt;&gt;0);[.E200]-[.F200];&quot; &quot;)" office:value-type="string" office:string-value=" ">
            <text:p><text:s/></text:p>
          </table:table-cell>
          <table:table-cell table:number-columns-repeated="1017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4"/>
          <table:table-cell table:style-name="ce122" table:number-columns-repeated="2"/>
          <table:table-cell table:number-columns-repeated="1017"/>
        </table:table-row>
        <table:table-row table:style-name="ro3" table:number-rows-repeated="419">
          <table:table-cell table:number-columns-repeated="5"/>
          <table:table-cell table:style-name="ce122" table:number-columns-repeated="2"/>
          <table:table-cell table:number-columns-repeated="1017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1" table:style-name="ta7">
        <table:table-column table:style-name="co29" table:default-cell-style-name="ce127"/>
        <table:table-column table:style-name="co30" table:default-cell-style-name="ce129"/>
        <table:table-column table:style-name="co31" table:default-cell-style-name="ce133"/>
        <table:table-column table:style-name="co32" table:default-cell-style-name="ce134"/>
        <table:table-column table:style-name="co2" table:default-cell-style-name="ce140"/>
        <table:table-column table:style-name="co33" table:default-cell-style-name="ce130"/>
        <table:table-column table:style-name="co34" table:default-cell-style-name="ce145"/>
        <table:table-column table:style-name="co4" table:default-cell-style-name="ce145"/>
        <table:table-column table:style-name="co23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2/GB%20Accounts%20Self%20Employed%202012-04-05%20(Apr12)%20OpenOffice/Purchases050412.ods'#$OpeningCreditors.$H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16">
          <table:covered-table-cell table:number-columns-repeated="9"/>
          <table:table-cell table:number-columns-repeated="1015"/>
        </table:table-row>
        <table:table-row table:style-name="ro16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7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16" table:number-rows-repeated="10483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0311" table:style-name="ta7">
        <table:table-column table:style-name="co29" table:default-cell-style-name="ce127"/>
        <table:table-column table:style-name="co30" table:default-cell-style-name="ce129"/>
        <table:table-column table:style-name="co31" table:default-cell-style-name="ce133"/>
        <table:table-column table:style-name="co32" table:default-cell-style-name="ce134"/>
        <table:table-column table:style-name="co2" table:default-cell-style-name="ce140"/>
        <table:table-column table:style-name="co33" table:default-cell-style-name="ce130"/>
        <table:table-column table:style-name="co34" table:default-cell-style-name="ce145"/>
        <table:table-column table:style-name="co4" table:default-cell-style-name="ce145"/>
        <table:table-column table:style-name="co23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2/GB%20Accounts%20Self%20Employed%202012-04-05%20(Apr12)%20OpenOffice/Purchases050412.ods'#$OpeningCreditors.$H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16">
          <table:covered-table-cell table:number-columns-repeated="9"/>
          <table:table-cell table:number-columns-repeated="1015"/>
        </table:table-row>
        <table:table-row table:style-name="ro16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7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16" table:number-rows-repeated="10483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0412" table:style-name="ta7">
        <table:table-column table:style-name="co29" table:default-cell-style-name="ce127"/>
        <table:table-column table:style-name="co30" table:default-cell-style-name="ce129"/>
        <table:table-column table:style-name="co31" table:default-cell-style-name="ce133"/>
        <table:table-column table:style-name="co32" table:default-cell-style-name="ce134"/>
        <table:table-column table:style-name="co2" table:default-cell-style-name="ce140"/>
        <table:table-column table:style-name="co33" table:default-cell-style-name="ce130"/>
        <table:table-column table:style-name="co34" table:default-cell-style-name="ce145"/>
        <table:table-column table:style-name="co4" table:default-cell-style-name="ce145"/>
        <table:table-column table:style-name="co23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2/GB%20Accounts%20Self%20Employed%202012-04-05%20(Apr12)%20OpenOffice/Purchases050412.ods'#$ClosingCreditors.$H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16">
          <table:covered-table-cell table:number-columns-repeated="9"/>
          <table:table-cell table:number-columns-repeated="1015"/>
        </table:table-row>
        <table:table-row table:style-name="ro16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7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16" table:number-rows-repeated="10483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0512" table:style-name="ta7">
        <table:table-column table:style-name="co29" table:default-cell-style-name="ce127"/>
        <table:table-column table:style-name="co30" table:default-cell-style-name="ce129"/>
        <table:table-column table:style-name="co31" table:default-cell-style-name="ce133"/>
        <table:table-column table:style-name="co32" table:default-cell-style-name="ce134"/>
        <table:table-column table:style-name="co2" table:default-cell-style-name="ce140"/>
        <table:table-column table:style-name="co33" table:default-cell-style-name="ce130"/>
        <table:table-column table:style-name="co34" table:default-cell-style-name="ce145"/>
        <table:table-column table:style-name="co4" table:default-cell-style-name="ce145"/>
        <table:table-column table:style-name="co23" table:default-cell-style-name="ce145"/>
        <table:table-column table:style-name="co10" table:number-columns-repeated="1015" table:default-cell-style-name="ce129"/>
        <table:table-row table:style-name="ro15">
          <table:table-cell table:style-name="ce102" office:value-type="string" table:number-columns-spanned="2" table:number-rows-spanned="1">
            <text:p>USE FOR VAT PERIODS OUTSIDE FINANCIAL YEAR</text:p>
          </table:table-cell>
          <table:covered-table-cell/>
          <table:table-cell table:style-name="ce114" office:value-type="string" table:number-columns-spanned="1" table:number-rows-spanned="4">
            <text:p>Purchase Invoice Number or Reference</text:p>
          </table:table-cell>
          <table:table-cell table:style-name="ce137" table:number-columns-spanned="1" table:number-rows-spanned="4"/>
          <table:table-cell table:style-name="ce117" office:value-type="string">
            <text:p>Total for Month</text:p>
          </table:table-cell>
          <table:table-cell table:style-name="ce143" table:number-columns-spanned="1" table:number-rows-spanned="4"/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17" table:formula="of:=SUM([.I5:.I200])" office:value-type="float" office:value="0">
            <text:p>0.00 </text:p>
          </table:table-cell>
          <table:table-cell table:style-name="ce126" table:number-columns-repeated="1015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I1]-SUM([.P1:.AL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covered-table-cell table:number-columns-repeated="2"/>
          <table:table-cell table:style-name="ce139" office:value-type="string" table:number-columns-spanned="1" table:number-rows-spanned="3">
            <text:p>Purchase Description</text:p>
          </table:table-cell>
          <table:covered-table-cell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2/GB%20Accounts%20Self%20Employed%202012-04-05%20(Apr12)%20OpenOffice/Purchases050412.ods'#$ClosingCreditors.$H$2]" office:value-type="float" office:value="17.5">
            <text:p>17.5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5"/>
        </table:table-row>
        <table:table-row table:style-name="ro7">
          <table:covered-table-cell table:number-columns-repeated="7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5"/>
        </table:table-row>
        <table:table-row table:style-name="ro16">
          <table:covered-table-cell table:number-columns-repeated="9"/>
          <table:table-cell table:number-columns-repeated="1015"/>
        </table:table-row>
        <table:table-row table:style-name="ro16">
          <table:table-cell/>
          <table:table-cell table:style-name="ce130"/>
          <table:table-cell table:style-name="ce134"/>
          <table:table-cell/>
          <table:table-cell table:style-name="ce130"/>
          <table:table-cell table:style-name="ce131"/>
          <table:table-cell table:style-name="ce146"/>
          <table:table-cell table:formula="of:=IF([.G5]&lt;&gt;0;[.G5]*[.H$2]/(100+[.H$2]);&quot; &quot;)" office:value-type="string" office:string-value=" ">
            <text:p><text:s/></text:p>
          </table:table-cell>
          <table:table-cell table:formula="of:=IF(([.G5]&lt;&gt;0);[.G5]-[.H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6]&lt;&gt;0;[.G6]*[.H$2]/(100+[.H$2]);&quot; &quot;)" office:value-type="string" office:string-value=" ">
            <text:p><text:s/></text:p>
          </table:table-cell>
          <table:table-cell table:formula="of:=IF(([.G6]&lt;&gt;0);[.G6]-[.H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7]&lt;&gt;0;[.G7]*[.H$2]/(100+[.H$2]);&quot; &quot;)" office:value-type="string" office:string-value=" ">
            <text:p><text:s/></text:p>
          </table:table-cell>
          <table:table-cell table:formula="of:=IF(([.G7]&lt;&gt;0);[.G7]-[.H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8]&lt;&gt;0;[.G8]*[.H$2]/(100+[.H$2]);&quot; &quot;)" office:value-type="string" office:string-value=" ">
            <text:p><text:s/></text:p>
          </table:table-cell>
          <table:table-cell table:formula="of:=IF(([.G8]&lt;&gt;0);[.G8]-[.H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9]&lt;&gt;0;[.G9]*[.H$2]/(100+[.H$2]);&quot; &quot;)" office:value-type="string" office:string-value=" ">
            <text:p><text:s/></text:p>
          </table:table-cell>
          <table:table-cell table:formula="of:=IF(([.G9]&lt;&gt;0);[.G9]-[.H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0]&lt;&gt;0;[.G10]*[.H$2]/(100+[.H$2]);&quot; &quot;)" office:value-type="string" office:string-value=" ">
            <text:p><text:s/></text:p>
          </table:table-cell>
          <table:table-cell table:formula="of:=IF(([.G10]&lt;&gt;0);[.G10]-[.H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1]&lt;&gt;0;[.G11]*[.H$2]/(100+[.H$2]);&quot; &quot;)" office:value-type="string" office:string-value=" ">
            <text:p><text:s/></text:p>
          </table:table-cell>
          <table:table-cell table:formula="of:=IF(([.G11]&lt;&gt;0);[.G11]-[.H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2]&lt;&gt;0;[.G12]*[.H$2]/(100+[.H$2]);&quot; &quot;)" office:value-type="string" office:string-value=" ">
            <text:p><text:s/></text:p>
          </table:table-cell>
          <table:table-cell table:formula="of:=IF(([.G12]&lt;&gt;0);[.G12]-[.H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3]&lt;&gt;0;[.G13]*[.H$2]/(100+[.H$2]);&quot; &quot;)" office:value-type="string" office:string-value=" ">
            <text:p><text:s/></text:p>
          </table:table-cell>
          <table:table-cell table:formula="of:=IF(([.G13]&lt;&gt;0);[.G13]-[.H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G14]&lt;&gt;0;[.G14]*[.H$2]/(100+[.H$2]);&quot; &quot;)" office:value-type="string" office:string-value=" ">
            <text:p><text:s/></text:p>
          </table:table-cell>
          <table:table-cell table:formula="of:=IF(([.G14]&lt;&gt;0);[.G14]-[.H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]&lt;&gt;0;[.G15]*[.H$2]/(100+[.H$2]);&quot; &quot;))" office:value-type="string" office:string-value=" ">
            <text:p><text:s/></text:p>
          </table:table-cell>
          <table:table-cell table:formula="of:=IF(([.G15]&lt;&gt;0);[.G15]-[.H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]&lt;&gt;0;[.G16]*[.H$2]/(100+[.H$2]);&quot; &quot;))" office:value-type="string" office:string-value=" ">
            <text:p><text:s/></text:p>
          </table:table-cell>
          <table:table-cell table:formula="of:=IF(([.G16]&lt;&gt;0);[.G16]-[.H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]&lt;&gt;0;[.G17]*[.H$2]/(100+[.H$2]);&quot; &quot;))" office:value-type="string" office:string-value=" ">
            <text:p><text:s/></text:p>
          </table:table-cell>
          <table:table-cell table:formula="of:=IF(([.G17]&lt;&gt;0);[.G17]-[.H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]&lt;&gt;0;[.G18]*[.H$2]/(100+[.H$2]);&quot; &quot;))" office:value-type="string" office:string-value=" ">
            <text:p><text:s/></text:p>
          </table:table-cell>
          <table:table-cell table:formula="of:=IF(([.G18]&lt;&gt;0);[.G18]-[.H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]&lt;&gt;0;[.G19]*[.H$2]/(100+[.H$2]);&quot; &quot;))" office:value-type="string" office:string-value=" ">
            <text:p><text:s/></text:p>
          </table:table-cell>
          <table:table-cell table:formula="of:=IF(([.G19]&lt;&gt;0);[.G19]-[.H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0]&lt;&gt;0;[.G20]*[.H$2]/(100+[.H$2]);&quot; &quot;))" office:value-type="string" office:string-value=" ">
            <text:p><text:s/></text:p>
          </table:table-cell>
          <table:table-cell table:formula="of:=IF(([.G20]&lt;&gt;0);[.G20]-[.H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1]&lt;&gt;0;[.G21]*[.H$2]/(100+[.H$2]);&quot; &quot;))" office:value-type="string" office:string-value=" ">
            <text:p><text:s/></text:p>
          </table:table-cell>
          <table:table-cell table:formula="of:=IF(([.G21]&lt;&gt;0);[.G21]-[.H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/>
          <table:table-cell table:style-name="ce131"/>
          <table:table-cell table:style-name="ce135"/>
          <table:table-cell/>
          <table:table-cell table:style-name="ce131" table:number-columns-repeated="2"/>
          <table:table-cell/>
          <table:table-cell table:formula="of:=IF([.H$4]=&quot;X&quot;;&quot; &quot;;IF([.G22]&lt;&gt;0;[.G22]*[.H$2]/(100+[.H$2]);&quot; &quot;))" office:value-type="string" office:string-value=" ">
            <text:p><text:s/></text:p>
          </table:table-cell>
          <table:table-cell table:formula="of:=IF(([.G22]&lt;&gt;0);[.G22]-[.H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/>
          <table:table-cell table:style-name="ce131"/>
          <table:table-cell table:style-name="ce135"/>
          <table:table-cell/>
          <table:table-cell table:style-name="ce141"/>
          <table:table-cell table:style-name="ce131"/>
          <table:table-cell/>
          <table:table-cell table:formula="of:=IF([.H$4]=&quot;X&quot;;&quot; &quot;;IF([.G23]&lt;&gt;0;[.G23]*[.H$2]/(100+[.H$2]);&quot; &quot;))" office:value-type="string" office:string-value=" ">
            <text:p><text:s/></text:p>
          </table:table-cell>
          <table:table-cell table:formula="of:=IF(([.G23]&lt;&gt;0);[.G23]-[.H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4]&lt;&gt;0;[.G24]*[.H$2]/(100+[.H$2]);&quot; &quot;))" office:value-type="string" office:string-value=" ">
            <text:p><text:s/></text:p>
          </table:table-cell>
          <table:table-cell table:formula="of:=IF(([.G24]&lt;&gt;0);[.G24]-[.H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5]&lt;&gt;0;[.G25]*[.H$2]/(100+[.H$2]);&quot; &quot;))" office:value-type="string" office:string-value=" ">
            <text:p><text:s/></text:p>
          </table:table-cell>
          <table:table-cell table:formula="of:=IF(([.G25]&lt;&gt;0);[.G25]-[.H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6]&lt;&gt;0;[.G26]*[.H$2]/(100+[.H$2]);&quot; &quot;))" office:value-type="string" office:string-value=" ">
            <text:p><text:s/></text:p>
          </table:table-cell>
          <table:table-cell table:formula="of:=IF(([.G26]&lt;&gt;0);[.G26]-[.H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7]&lt;&gt;0;[.G27]*[.H$2]/(100+[.H$2]);&quot; &quot;))" office:value-type="string" office:string-value=" ">
            <text:p><text:s/></text:p>
          </table:table-cell>
          <table:table-cell table:formula="of:=IF(([.G27]&lt;&gt;0);[.G27]-[.H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8]&lt;&gt;0;[.G28]*[.H$2]/(100+[.H$2]);&quot; &quot;))" office:value-type="string" office:string-value=" ">
            <text:p><text:s/></text:p>
          </table:table-cell>
          <table:table-cell table:formula="of:=IF(([.G28]&lt;&gt;0);[.G28]-[.H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29]&lt;&gt;0;[.G29]*[.H$2]/(100+[.H$2]);&quot; &quot;))" office:value-type="string" office:string-value=" ">
            <text:p><text:s/></text:p>
          </table:table-cell>
          <table:table-cell table:formula="of:=IF(([.G29]&lt;&gt;0);[.G29]-[.H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0]&lt;&gt;0;[.G30]*[.H$2]/(100+[.H$2]);&quot; &quot;))" office:value-type="string" office:string-value=" ">
            <text:p><text:s/></text:p>
          </table:table-cell>
          <table:table-cell table:formula="of:=IF(([.G30]&lt;&gt;0);[.G30]-[.H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1]&lt;&gt;0;[.G31]*[.H$2]/(100+[.H$2]);&quot; &quot;))" office:value-type="string" office:string-value=" ">
            <text:p><text:s/></text:p>
          </table:table-cell>
          <table:table-cell table:formula="of:=IF(([.G31]&lt;&gt;0);[.G31]-[.H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2]&lt;&gt;0;[.G32]*[.H$2]/(100+[.H$2]);&quot; &quot;))" office:value-type="string" office:string-value=" ">
            <text:p><text:s/></text:p>
          </table:table-cell>
          <table:table-cell table:formula="of:=IF(([.G32]&lt;&gt;0);[.G32]-[.H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3]&lt;&gt;0;[.G33]*[.H$2]/(100+[.H$2]);&quot; &quot;))" office:value-type="string" office:string-value=" ">
            <text:p><text:s/></text:p>
          </table:table-cell>
          <table:table-cell table:formula="of:=IF(([.G33]&lt;&gt;0);[.G33]-[.H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4]&lt;&gt;0;[.G34]*[.H$2]/(100+[.H$2]);&quot; &quot;))" office:value-type="string" office:string-value=" ">
            <text:p><text:s/></text:p>
          </table:table-cell>
          <table:table-cell table:formula="of:=IF(([.G34]&lt;&gt;0);[.G34]-[.H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5]&lt;&gt;0;[.G35]*[.H$2]/(100+[.H$2]);&quot; &quot;))" office:value-type="string" office:string-value=" ">
            <text:p><text:s/></text:p>
          </table:table-cell>
          <table:table-cell table:formula="of:=IF(([.G35]&lt;&gt;0);[.G35]-[.H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6]&lt;&gt;0;[.G36]*[.H$2]/(100+[.H$2]);&quot; &quot;))" office:value-type="string" office:string-value=" ">
            <text:p><text:s/></text:p>
          </table:table-cell>
          <table:table-cell table:formula="of:=IF(([.G36]&lt;&gt;0);[.G36]-[.H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7]&lt;&gt;0;[.G37]*[.H$2]/(100+[.H$2]);&quot; &quot;))" office:value-type="string" office:string-value=" ">
            <text:p><text:s/></text:p>
          </table:table-cell>
          <table:table-cell table:formula="of:=IF(([.G37]&lt;&gt;0);[.G37]-[.H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8]&lt;&gt;0;[.G38]*[.H$2]/(100+[.H$2]);&quot; &quot;))" office:value-type="string" office:string-value=" ">
            <text:p><text:s/></text:p>
          </table:table-cell>
          <table:table-cell table:formula="of:=IF(([.G38]&lt;&gt;0);[.G38]-[.H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39]&lt;&gt;0;[.G39]*[.H$2]/(100+[.H$2]);&quot; &quot;))" office:value-type="string" office:string-value=" ">
            <text:p><text:s/></text:p>
          </table:table-cell>
          <table:table-cell table:formula="of:=IF(([.G39]&lt;&gt;0);[.G39]-[.H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0]&lt;&gt;0;[.G40]*[.H$2]/(100+[.H$2]);&quot; &quot;))" office:value-type="string" office:string-value=" ">
            <text:p><text:s/></text:p>
          </table:table-cell>
          <table:table-cell table:formula="of:=IF(([.G40]&lt;&gt;0);[.G40]-[.H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1]&lt;&gt;0;[.G41]*[.H$2]/(100+[.H$2]);&quot; &quot;))" office:value-type="string" office:string-value=" ">
            <text:p><text:s/></text:p>
          </table:table-cell>
          <table:table-cell table:formula="of:=IF(([.G41]&lt;&gt;0);[.G41]-[.H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2]&lt;&gt;0;[.G42]*[.H$2]/(100+[.H$2]);&quot; &quot;))" office:value-type="string" office:string-value=" ">
            <text:p><text:s/></text:p>
          </table:table-cell>
          <table:table-cell table:formula="of:=IF(([.G42]&lt;&gt;0);[.G42]-[.H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3]&lt;&gt;0;[.G43]*[.H$2]/(100+[.H$2]);&quot; &quot;))" office:value-type="string" office:string-value=" ">
            <text:p><text:s/></text:p>
          </table:table-cell>
          <table:table-cell table:formula="of:=IF(([.G43]&lt;&gt;0);[.G43]-[.H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4]&lt;&gt;0;[.G44]*[.H$2]/(100+[.H$2]);&quot; &quot;))" office:value-type="string" office:string-value=" ">
            <text:p><text:s/></text:p>
          </table:table-cell>
          <table:table-cell table:formula="of:=IF(([.G44]&lt;&gt;0);[.G44]-[.H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5]&lt;&gt;0;[.G45]*[.H$2]/(100+[.H$2]);&quot; &quot;))" office:value-type="string" office:string-value=" ">
            <text:p><text:s/></text:p>
          </table:table-cell>
          <table:table-cell table:formula="of:=IF(([.G45]&lt;&gt;0);[.G45]-[.H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6]&lt;&gt;0;[.G46]*[.H$2]/(100+[.H$2]);&quot; &quot;))" office:value-type="string" office:string-value=" ">
            <text:p><text:s/></text:p>
          </table:table-cell>
          <table:table-cell table:formula="of:=IF(([.G46]&lt;&gt;0);[.G46]-[.H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7]&lt;&gt;0;[.G47]*[.H$2]/(100+[.H$2]);&quot; &quot;))" office:value-type="string" office:string-value=" ">
            <text:p><text:s/></text:p>
          </table:table-cell>
          <table:table-cell table:formula="of:=IF(([.G47]&lt;&gt;0);[.G47]-[.H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8]&lt;&gt;0;[.G48]*[.H$2]/(100+[.H$2]);&quot; &quot;))" office:value-type="string" office:string-value=" ">
            <text:p><text:s/></text:p>
          </table:table-cell>
          <table:table-cell table:formula="of:=IF(([.G48]&lt;&gt;0);[.G48]-[.H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49]&lt;&gt;0;[.G49]*[.H$2]/(100+[.H$2]);&quot; &quot;))" office:value-type="string" office:string-value=" ">
            <text:p><text:s/></text:p>
          </table:table-cell>
          <table:table-cell table:formula="of:=IF(([.G49]&lt;&gt;0);[.G49]-[.H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0]&lt;&gt;0;[.G50]*[.H$2]/(100+[.H$2]);&quot; &quot;))" office:value-type="string" office:string-value=" ">
            <text:p><text:s/></text:p>
          </table:table-cell>
          <table:table-cell table:formula="of:=IF(([.G50]&lt;&gt;0);[.G50]-[.H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1]&lt;&gt;0;[.G51]*[.H$2]/(100+[.H$2]);&quot; &quot;))" office:value-type="string" office:string-value=" ">
            <text:p><text:s/></text:p>
          </table:table-cell>
          <table:table-cell table:formula="of:=IF(([.G51]&lt;&gt;0);[.G51]-[.H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2]&lt;&gt;0;[.G52]*[.H$2]/(100+[.H$2]);&quot; &quot;))" office:value-type="string" office:string-value=" ">
            <text:p><text:s/></text:p>
          </table:table-cell>
          <table:table-cell table:formula="of:=IF(([.G52]&lt;&gt;0);[.G52]-[.H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3]&lt;&gt;0;[.G53]*[.H$2]/(100+[.H$2]);&quot; &quot;))" office:value-type="string" office:string-value=" ">
            <text:p><text:s/></text:p>
          </table:table-cell>
          <table:table-cell table:formula="of:=IF(([.G53]&lt;&gt;0);[.G53]-[.H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4]&lt;&gt;0;[.G54]*[.H$2]/(100+[.H$2]);&quot; &quot;))" office:value-type="string" office:string-value=" ">
            <text:p><text:s/></text:p>
          </table:table-cell>
          <table:table-cell table:formula="of:=IF(([.G54]&lt;&gt;0);[.G54]-[.H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5]&lt;&gt;0;[.G55]*[.H$2]/(100+[.H$2]);&quot; &quot;))" office:value-type="string" office:string-value=" ">
            <text:p><text:s/></text:p>
          </table:table-cell>
          <table:table-cell table:formula="of:=IF(([.G55]&lt;&gt;0);[.G55]-[.H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6]&lt;&gt;0;[.G56]*[.H$2]/(100+[.H$2]);&quot; &quot;))" office:value-type="string" office:string-value=" ">
            <text:p><text:s/></text:p>
          </table:table-cell>
          <table:table-cell table:formula="of:=IF(([.G56]&lt;&gt;0);[.G56]-[.H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7]&lt;&gt;0;[.G57]*[.H$2]/(100+[.H$2]);&quot; &quot;))" office:value-type="string" office:string-value=" ">
            <text:p><text:s/></text:p>
          </table:table-cell>
          <table:table-cell table:formula="of:=IF(([.G57]&lt;&gt;0);[.G57]-[.H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8]&lt;&gt;0;[.G58]*[.H$2]/(100+[.H$2]);&quot; &quot;))" office:value-type="string" office:string-value=" ">
            <text:p><text:s/></text:p>
          </table:table-cell>
          <table:table-cell table:formula="of:=IF(([.G58]&lt;&gt;0);[.G58]-[.H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59]&lt;&gt;0;[.G59]*[.H$2]/(100+[.H$2]);&quot; &quot;))" office:value-type="string" office:string-value=" ">
            <text:p><text:s/></text:p>
          </table:table-cell>
          <table:table-cell table:formula="of:=IF(([.G59]&lt;&gt;0);[.G59]-[.H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0]&lt;&gt;0;[.G60]*[.H$2]/(100+[.H$2]);&quot; &quot;))" office:value-type="string" office:string-value=" ">
            <text:p><text:s/></text:p>
          </table:table-cell>
          <table:table-cell table:formula="of:=IF(([.G60]&lt;&gt;0);[.G60]-[.H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1]&lt;&gt;0;[.G61]*[.H$2]/(100+[.H$2]);&quot; &quot;))" office:value-type="string" office:string-value=" ">
            <text:p><text:s/></text:p>
          </table:table-cell>
          <table:table-cell table:formula="of:=IF(([.G61]&lt;&gt;0);[.G61]-[.H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2]&lt;&gt;0;[.G62]*[.H$2]/(100+[.H$2]);&quot; &quot;))" office:value-type="string" office:string-value=" ">
            <text:p><text:s/></text:p>
          </table:table-cell>
          <table:table-cell table:formula="of:=IF(([.G62]&lt;&gt;0);[.G62]-[.H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3]&lt;&gt;0;[.G63]*[.H$2]/(100+[.H$2]);&quot; &quot;))" office:value-type="string" office:string-value=" ">
            <text:p><text:s/></text:p>
          </table:table-cell>
          <table:table-cell table:formula="of:=IF(([.G63]&lt;&gt;0);[.G63]-[.H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4]&lt;&gt;0;[.G64]*[.H$2]/(100+[.H$2]);&quot; &quot;))" office:value-type="string" office:string-value=" ">
            <text:p><text:s/></text:p>
          </table:table-cell>
          <table:table-cell table:formula="of:=IF(([.G64]&lt;&gt;0);[.G64]-[.H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5]&lt;&gt;0;[.G65]*[.H$2]/(100+[.H$2]);&quot; &quot;))" office:value-type="string" office:string-value=" ">
            <text:p><text:s/></text:p>
          </table:table-cell>
          <table:table-cell table:formula="of:=IF(([.G65]&lt;&gt;0);[.G65]-[.H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6]&lt;&gt;0;[.G66]*[.H$2]/(100+[.H$2]);&quot; &quot;))" office:value-type="string" office:string-value=" ">
            <text:p><text:s/></text:p>
          </table:table-cell>
          <table:table-cell table:formula="of:=IF(([.G66]&lt;&gt;0);[.G66]-[.H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7]&lt;&gt;0;[.G67]*[.H$2]/(100+[.H$2]);&quot; &quot;))" office:value-type="string" office:string-value=" ">
            <text:p><text:s/></text:p>
          </table:table-cell>
          <table:table-cell table:formula="of:=IF(([.G67]&lt;&gt;0);[.G67]-[.H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8]&lt;&gt;0;[.G68]*[.H$2]/(100+[.H$2]);&quot; &quot;))" office:value-type="string" office:string-value=" ">
            <text:p><text:s/></text:p>
          </table:table-cell>
          <table:table-cell table:formula="of:=IF(([.G68]&lt;&gt;0);[.G68]-[.H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69]&lt;&gt;0;[.G69]*[.H$2]/(100+[.H$2]);&quot; &quot;))" office:value-type="string" office:string-value=" ">
            <text:p><text:s/></text:p>
          </table:table-cell>
          <table:table-cell table:formula="of:=IF(([.G69]&lt;&gt;0);[.G69]-[.H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0]&lt;&gt;0;[.G70]*[.H$2]/(100+[.H$2]);&quot; &quot;))" office:value-type="string" office:string-value=" ">
            <text:p><text:s/></text:p>
          </table:table-cell>
          <table:table-cell table:formula="of:=IF(([.G70]&lt;&gt;0);[.G70]-[.H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1]&lt;&gt;0;[.G71]*[.H$2]/(100+[.H$2]);&quot; &quot;))" office:value-type="string" office:string-value=" ">
            <text:p><text:s/></text:p>
          </table:table-cell>
          <table:table-cell table:formula="of:=IF(([.G71]&lt;&gt;0);[.G71]-[.H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2]&lt;&gt;0;[.G72]*[.H$2]/(100+[.H$2]);&quot; &quot;))" office:value-type="string" office:string-value=" ">
            <text:p><text:s/></text:p>
          </table:table-cell>
          <table:table-cell table:formula="of:=IF(([.G72]&lt;&gt;0);[.G72]-[.H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3]&lt;&gt;0;[.G73]*[.H$2]/(100+[.H$2]);&quot; &quot;))" office:value-type="string" office:string-value=" ">
            <text:p><text:s/></text:p>
          </table:table-cell>
          <table:table-cell table:formula="of:=IF(([.G73]&lt;&gt;0);[.G73]-[.H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4]&lt;&gt;0;[.G74]*[.H$2]/(100+[.H$2]);&quot; &quot;))" office:value-type="string" office:string-value=" ">
            <text:p><text:s/></text:p>
          </table:table-cell>
          <table:table-cell table:formula="of:=IF(([.G74]&lt;&gt;0);[.G74]-[.H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5]&lt;&gt;0;[.G75]*[.H$2]/(100+[.H$2]);&quot; &quot;))" office:value-type="string" office:string-value=" ">
            <text:p><text:s/></text:p>
          </table:table-cell>
          <table:table-cell table:formula="of:=IF(([.G75]&lt;&gt;0);[.G75]-[.H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6]&lt;&gt;0;[.G76]*[.H$2]/(100+[.H$2]);&quot; &quot;))" office:value-type="string" office:string-value=" ">
            <text:p><text:s/></text:p>
          </table:table-cell>
          <table:table-cell table:formula="of:=IF(([.G76]&lt;&gt;0);[.G76]-[.H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7]&lt;&gt;0;[.G77]*[.H$2]/(100+[.H$2]);&quot; &quot;))" office:value-type="string" office:string-value=" ">
            <text:p><text:s/></text:p>
          </table:table-cell>
          <table:table-cell table:formula="of:=IF(([.G77]&lt;&gt;0);[.G77]-[.H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8]&lt;&gt;0;[.G78]*[.H$2]/(100+[.H$2]);&quot; &quot;))" office:value-type="string" office:string-value=" ">
            <text:p><text:s/></text:p>
          </table:table-cell>
          <table:table-cell table:formula="of:=IF(([.G78]&lt;&gt;0);[.G78]-[.H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79]&lt;&gt;0;[.G79]*[.H$2]/(100+[.H$2]);&quot; &quot;))" office:value-type="string" office:string-value=" ">
            <text:p><text:s/></text:p>
          </table:table-cell>
          <table:table-cell table:formula="of:=IF(([.G79]&lt;&gt;0);[.G79]-[.H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0]&lt;&gt;0;[.G80]*[.H$2]/(100+[.H$2]);&quot; &quot;))" office:value-type="string" office:string-value=" ">
            <text:p><text:s/></text:p>
          </table:table-cell>
          <table:table-cell table:formula="of:=IF(([.G80]&lt;&gt;0);[.G80]-[.H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1]&lt;&gt;0;[.G81]*[.H$2]/(100+[.H$2]);&quot; &quot;))" office:value-type="string" office:string-value=" ">
            <text:p><text:s/></text:p>
          </table:table-cell>
          <table:table-cell table:formula="of:=IF(([.G81]&lt;&gt;0);[.G81]-[.H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2]&lt;&gt;0;[.G82]*[.H$2]/(100+[.H$2]);&quot; &quot;))" office:value-type="string" office:string-value=" ">
            <text:p><text:s/></text:p>
          </table:table-cell>
          <table:table-cell table:formula="of:=IF(([.G82]&lt;&gt;0);[.G82]-[.H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3]&lt;&gt;0;[.G83]*[.H$2]/(100+[.H$2]);&quot; &quot;))" office:value-type="string" office:string-value=" ">
            <text:p><text:s/></text:p>
          </table:table-cell>
          <table:table-cell table:formula="of:=IF(([.G83]&lt;&gt;0);[.G83]-[.H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4]&lt;&gt;0;[.G84]*[.H$2]/(100+[.H$2]);&quot; &quot;))" office:value-type="string" office:string-value=" ">
            <text:p><text:s/></text:p>
          </table:table-cell>
          <table:table-cell table:formula="of:=IF(([.G84]&lt;&gt;0);[.G84]-[.H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5]&lt;&gt;0;[.G85]*[.H$2]/(100+[.H$2]);&quot; &quot;))" office:value-type="string" office:string-value=" ">
            <text:p><text:s/></text:p>
          </table:table-cell>
          <table:table-cell table:formula="of:=IF(([.G85]&lt;&gt;0);[.G85]-[.H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6]&lt;&gt;0;[.G86]*[.H$2]/(100+[.H$2]);&quot; &quot;))" office:value-type="string" office:string-value=" ">
            <text:p><text:s/></text:p>
          </table:table-cell>
          <table:table-cell table:formula="of:=IF(([.G86]&lt;&gt;0);[.G86]-[.H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7]&lt;&gt;0;[.G87]*[.H$2]/(100+[.H$2]);&quot; &quot;))" office:value-type="string" office:string-value=" ">
            <text:p><text:s/></text:p>
          </table:table-cell>
          <table:table-cell table:formula="of:=IF(([.G87]&lt;&gt;0);[.G87]-[.H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8]&lt;&gt;0;[.G88]*[.H$2]/(100+[.H$2]);&quot; &quot;))" office:value-type="string" office:string-value=" ">
            <text:p><text:s/></text:p>
          </table:table-cell>
          <table:table-cell table:formula="of:=IF(([.G88]&lt;&gt;0);[.G88]-[.H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89]&lt;&gt;0;[.G89]*[.H$2]/(100+[.H$2]);&quot; &quot;))" office:value-type="string" office:string-value=" ">
            <text:p><text:s/></text:p>
          </table:table-cell>
          <table:table-cell table:formula="of:=IF(([.G89]&lt;&gt;0);[.G89]-[.H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0]&lt;&gt;0;[.G90]*[.H$2]/(100+[.H$2]);&quot; &quot;))" office:value-type="string" office:string-value=" ">
            <text:p><text:s/></text:p>
          </table:table-cell>
          <table:table-cell table:formula="of:=IF(([.G90]&lt;&gt;0);[.G90]-[.H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1]&lt;&gt;0;[.G91]*[.H$2]/(100+[.H$2]);&quot; &quot;))" office:value-type="string" office:string-value=" ">
            <text:p><text:s/></text:p>
          </table:table-cell>
          <table:table-cell table:formula="of:=IF(([.G91]&lt;&gt;0);[.G91]-[.H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2]&lt;&gt;0;[.G92]*[.H$2]/(100+[.H$2]);&quot; &quot;))" office:value-type="string" office:string-value=" ">
            <text:p><text:s/></text:p>
          </table:table-cell>
          <table:table-cell table:formula="of:=IF(([.G92]&lt;&gt;0);[.G92]-[.H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3]&lt;&gt;0;[.G93]*[.H$2]/(100+[.H$2]);&quot; &quot;))" office:value-type="string" office:string-value=" ">
            <text:p><text:s/></text:p>
          </table:table-cell>
          <table:table-cell table:formula="of:=IF(([.G93]&lt;&gt;0);[.G93]-[.H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4]&lt;&gt;0;[.G94]*[.H$2]/(100+[.H$2]);&quot; &quot;))" office:value-type="string" office:string-value=" ">
            <text:p><text:s/></text:p>
          </table:table-cell>
          <table:table-cell table:formula="of:=IF(([.G94]&lt;&gt;0);[.G94]-[.H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5]&lt;&gt;0;[.G95]*[.H$2]/(100+[.H$2]);&quot; &quot;))" office:value-type="string" office:string-value=" ">
            <text:p><text:s/></text:p>
          </table:table-cell>
          <table:table-cell table:formula="of:=IF(([.G95]&lt;&gt;0);[.G95]-[.H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6]&lt;&gt;0;[.G96]*[.H$2]/(100+[.H$2]);&quot; &quot;))" office:value-type="string" office:string-value=" ">
            <text:p><text:s/></text:p>
          </table:table-cell>
          <table:table-cell table:formula="of:=IF(([.G96]&lt;&gt;0);[.G96]-[.H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7]&lt;&gt;0;[.G97]*[.H$2]/(100+[.H$2]);&quot; &quot;))" office:value-type="string" office:string-value=" ">
            <text:p><text:s/></text:p>
          </table:table-cell>
          <table:table-cell table:formula="of:=IF(([.G97]&lt;&gt;0);[.G97]-[.H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8]&lt;&gt;0;[.G98]*[.H$2]/(100+[.H$2]);&quot; &quot;))" office:value-type="string" office:string-value=" ">
            <text:p><text:s/></text:p>
          </table:table-cell>
          <table:table-cell table:formula="of:=IF(([.G98]&lt;&gt;0);[.G98]-[.H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99]&lt;&gt;0;[.G99]*[.H$2]/(100+[.H$2]);&quot; &quot;))" office:value-type="string" office:string-value=" ">
            <text:p><text:s/></text:p>
          </table:table-cell>
          <table:table-cell table:formula="of:=IF(([.G99]&lt;&gt;0);[.G99]-[.H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0]&lt;&gt;0;[.G100]*[.H$2]/(100+[.H$2]);&quot; &quot;))" office:value-type="string" office:string-value=" ">
            <text:p><text:s/></text:p>
          </table:table-cell>
          <table:table-cell table:formula="of:=IF(([.G100]&lt;&gt;0);[.G100]-[.H1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1]&lt;&gt;0;[.G101]*[.H$2]/(100+[.H$2]);&quot; &quot;))" office:value-type="string" office:string-value=" ">
            <text:p><text:s/></text:p>
          </table:table-cell>
          <table:table-cell table:formula="of:=IF(([.G101]&lt;&gt;0);[.G101]-[.H10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2]&lt;&gt;0;[.G102]*[.H$2]/(100+[.H$2]);&quot; &quot;))" office:value-type="string" office:string-value=" ">
            <text:p><text:s/></text:p>
          </table:table-cell>
          <table:table-cell table:formula="of:=IF(([.G102]&lt;&gt;0);[.G102]-[.H10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3]&lt;&gt;0;[.G103]*[.H$2]/(100+[.H$2]);&quot; &quot;))" office:value-type="string" office:string-value=" ">
            <text:p><text:s/></text:p>
          </table:table-cell>
          <table:table-cell table:formula="of:=IF(([.G103]&lt;&gt;0);[.G103]-[.H10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4]&lt;&gt;0;[.G104]*[.H$2]/(100+[.H$2]);&quot; &quot;))" office:value-type="string" office:string-value=" ">
            <text:p><text:s/></text:p>
          </table:table-cell>
          <table:table-cell table:formula="of:=IF(([.G104]&lt;&gt;0);[.G104]-[.H10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5]&lt;&gt;0;[.G105]*[.H$2]/(100+[.H$2]);&quot; &quot;))" office:value-type="string" office:string-value=" ">
            <text:p><text:s/></text:p>
          </table:table-cell>
          <table:table-cell table:formula="of:=IF(([.G105]&lt;&gt;0);[.G105]-[.H10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6]&lt;&gt;0;[.G106]*[.H$2]/(100+[.H$2]);&quot; &quot;))" office:value-type="string" office:string-value=" ">
            <text:p><text:s/></text:p>
          </table:table-cell>
          <table:table-cell table:formula="of:=IF(([.G106]&lt;&gt;0);[.G106]-[.H10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7]&lt;&gt;0;[.G107]*[.H$2]/(100+[.H$2]);&quot; &quot;))" office:value-type="string" office:string-value=" ">
            <text:p><text:s/></text:p>
          </table:table-cell>
          <table:table-cell table:formula="of:=IF(([.G107]&lt;&gt;0);[.G107]-[.H10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8]&lt;&gt;0;[.G108]*[.H$2]/(100+[.H$2]);&quot; &quot;))" office:value-type="string" office:string-value=" ">
            <text:p><text:s/></text:p>
          </table:table-cell>
          <table:table-cell table:formula="of:=IF(([.G108]&lt;&gt;0);[.G108]-[.H10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09]&lt;&gt;0;[.G109]*[.H$2]/(100+[.H$2]);&quot; &quot;))" office:value-type="string" office:string-value=" ">
            <text:p><text:s/></text:p>
          </table:table-cell>
          <table:table-cell table:formula="of:=IF(([.G109]&lt;&gt;0);[.G109]-[.H10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0]&lt;&gt;0;[.G110]*[.H$2]/(100+[.H$2]);&quot; &quot;))" office:value-type="string" office:string-value=" ">
            <text:p><text:s/></text:p>
          </table:table-cell>
          <table:table-cell table:formula="of:=IF(([.G110]&lt;&gt;0);[.G110]-[.H11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1]&lt;&gt;0;[.G111]*[.H$2]/(100+[.H$2]);&quot; &quot;))" office:value-type="string" office:string-value=" ">
            <text:p><text:s/></text:p>
          </table:table-cell>
          <table:table-cell table:formula="of:=IF(([.G111]&lt;&gt;0);[.G111]-[.H11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2]&lt;&gt;0;[.G112]*[.H$2]/(100+[.H$2]);&quot; &quot;))" office:value-type="string" office:string-value=" ">
            <text:p><text:s/></text:p>
          </table:table-cell>
          <table:table-cell table:formula="of:=IF(([.G112]&lt;&gt;0);[.G112]-[.H11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3]&lt;&gt;0;[.G113]*[.H$2]/(100+[.H$2]);&quot; &quot;))" office:value-type="string" office:string-value=" ">
            <text:p><text:s/></text:p>
          </table:table-cell>
          <table:table-cell table:formula="of:=IF(([.G113]&lt;&gt;0);[.G113]-[.H11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4]&lt;&gt;0;[.G114]*[.H$2]/(100+[.H$2]);&quot; &quot;))" office:value-type="string" office:string-value=" ">
            <text:p><text:s/></text:p>
          </table:table-cell>
          <table:table-cell table:formula="of:=IF(([.G114]&lt;&gt;0);[.G114]-[.H11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5]&lt;&gt;0;[.G115]*[.H$2]/(100+[.H$2]);&quot; &quot;))" office:value-type="string" office:string-value=" ">
            <text:p><text:s/></text:p>
          </table:table-cell>
          <table:table-cell table:formula="of:=IF(([.G115]&lt;&gt;0);[.G115]-[.H11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6]&lt;&gt;0;[.G116]*[.H$2]/(100+[.H$2]);&quot; &quot;))" office:value-type="string" office:string-value=" ">
            <text:p><text:s/></text:p>
          </table:table-cell>
          <table:table-cell table:formula="of:=IF(([.G116]&lt;&gt;0);[.G116]-[.H11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7]&lt;&gt;0;[.G117]*[.H$2]/(100+[.H$2]);&quot; &quot;))" office:value-type="string" office:string-value=" ">
            <text:p><text:s/></text:p>
          </table:table-cell>
          <table:table-cell table:formula="of:=IF(([.G117]&lt;&gt;0);[.G117]-[.H11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8]&lt;&gt;0;[.G118]*[.H$2]/(100+[.H$2]);&quot; &quot;))" office:value-type="string" office:string-value=" ">
            <text:p><text:s/></text:p>
          </table:table-cell>
          <table:table-cell table:formula="of:=IF(([.G118]&lt;&gt;0);[.G118]-[.H11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19]&lt;&gt;0;[.G119]*[.H$2]/(100+[.H$2]);&quot; &quot;))" office:value-type="string" office:string-value=" ">
            <text:p><text:s/></text:p>
          </table:table-cell>
          <table:table-cell table:formula="of:=IF(([.G119]&lt;&gt;0);[.G119]-[.H11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0]&lt;&gt;0;[.G120]*[.H$2]/(100+[.H$2]);&quot; &quot;))" office:value-type="string" office:string-value=" ">
            <text:p><text:s/></text:p>
          </table:table-cell>
          <table:table-cell table:formula="of:=IF(([.G120]&lt;&gt;0);[.G120]-[.H12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1]&lt;&gt;0;[.G121]*[.H$2]/(100+[.H$2]);&quot; &quot;))" office:value-type="string" office:string-value=" ">
            <text:p><text:s/></text:p>
          </table:table-cell>
          <table:table-cell table:formula="of:=IF(([.G121]&lt;&gt;0);[.G121]-[.H12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2]&lt;&gt;0;[.G122]*[.H$2]/(100+[.H$2]);&quot; &quot;))" office:value-type="string" office:string-value=" ">
            <text:p><text:s/></text:p>
          </table:table-cell>
          <table:table-cell table:formula="of:=IF(([.G122]&lt;&gt;0);[.G122]-[.H12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3]&lt;&gt;0;[.G123]*[.H$2]/(100+[.H$2]);&quot; &quot;))" office:value-type="string" office:string-value=" ">
            <text:p><text:s/></text:p>
          </table:table-cell>
          <table:table-cell table:formula="of:=IF(([.G123]&lt;&gt;0);[.G123]-[.H12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4]&lt;&gt;0;[.G124]*[.H$2]/(100+[.H$2]);&quot; &quot;))" office:value-type="string" office:string-value=" ">
            <text:p><text:s/></text:p>
          </table:table-cell>
          <table:table-cell table:formula="of:=IF(([.G124]&lt;&gt;0);[.G124]-[.H12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5]&lt;&gt;0;[.G125]*[.H$2]/(100+[.H$2]);&quot; &quot;))" office:value-type="string" office:string-value=" ">
            <text:p><text:s/></text:p>
          </table:table-cell>
          <table:table-cell table:formula="of:=IF(([.G125]&lt;&gt;0);[.G125]-[.H12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6]&lt;&gt;0;[.G126]*[.H$2]/(100+[.H$2]);&quot; &quot;))" office:value-type="string" office:string-value=" ">
            <text:p><text:s/></text:p>
          </table:table-cell>
          <table:table-cell table:formula="of:=IF(([.G126]&lt;&gt;0);[.G126]-[.H12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7]&lt;&gt;0;[.G127]*[.H$2]/(100+[.H$2]);&quot; &quot;))" office:value-type="string" office:string-value=" ">
            <text:p><text:s/></text:p>
          </table:table-cell>
          <table:table-cell table:formula="of:=IF(([.G127]&lt;&gt;0);[.G127]-[.H12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8]&lt;&gt;0;[.G128]*[.H$2]/(100+[.H$2]);&quot; &quot;))" office:value-type="string" office:string-value=" ">
            <text:p><text:s/></text:p>
          </table:table-cell>
          <table:table-cell table:formula="of:=IF(([.G128]&lt;&gt;0);[.G128]-[.H12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29]&lt;&gt;0;[.G129]*[.H$2]/(100+[.H$2]);&quot; &quot;))" office:value-type="string" office:string-value=" ">
            <text:p><text:s/></text:p>
          </table:table-cell>
          <table:table-cell table:formula="of:=IF(([.G129]&lt;&gt;0);[.G129]-[.H12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0]&lt;&gt;0;[.G130]*[.H$2]/(100+[.H$2]);&quot; &quot;))" office:value-type="string" office:string-value=" ">
            <text:p><text:s/></text:p>
          </table:table-cell>
          <table:table-cell table:formula="of:=IF(([.G130]&lt;&gt;0);[.G130]-[.H13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1]&lt;&gt;0;[.G131]*[.H$2]/(100+[.H$2]);&quot; &quot;))" office:value-type="string" office:string-value=" ">
            <text:p><text:s/></text:p>
          </table:table-cell>
          <table:table-cell table:formula="of:=IF(([.G131]&lt;&gt;0);[.G131]-[.H13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2]&lt;&gt;0;[.G132]*[.H$2]/(100+[.H$2]);&quot; &quot;))" office:value-type="string" office:string-value=" ">
            <text:p><text:s/></text:p>
          </table:table-cell>
          <table:table-cell table:formula="of:=IF(([.G132]&lt;&gt;0);[.G132]-[.H13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3]&lt;&gt;0;[.G133]*[.H$2]/(100+[.H$2]);&quot; &quot;))" office:value-type="string" office:string-value=" ">
            <text:p><text:s/></text:p>
          </table:table-cell>
          <table:table-cell table:formula="of:=IF(([.G133]&lt;&gt;0);[.G133]-[.H13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4]&lt;&gt;0;[.G134]*[.H$2]/(100+[.H$2]);&quot; &quot;))" office:value-type="string" office:string-value=" ">
            <text:p><text:s/></text:p>
          </table:table-cell>
          <table:table-cell table:formula="of:=IF(([.G134]&lt;&gt;0);[.G134]-[.H13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5]&lt;&gt;0;[.G135]*[.H$2]/(100+[.H$2]);&quot; &quot;))" office:value-type="string" office:string-value=" ">
            <text:p><text:s/></text:p>
          </table:table-cell>
          <table:table-cell table:formula="of:=IF(([.G135]&lt;&gt;0);[.G135]-[.H13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6]&lt;&gt;0;[.G136]*[.H$2]/(100+[.H$2]);&quot; &quot;))" office:value-type="string" office:string-value=" ">
            <text:p><text:s/></text:p>
          </table:table-cell>
          <table:table-cell table:formula="of:=IF(([.G136]&lt;&gt;0);[.G136]-[.H13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7]&lt;&gt;0;[.G137]*[.H$2]/(100+[.H$2]);&quot; &quot;))" office:value-type="string" office:string-value=" ">
            <text:p><text:s/></text:p>
          </table:table-cell>
          <table:table-cell table:formula="of:=IF(([.G137]&lt;&gt;0);[.G137]-[.H13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8]&lt;&gt;0;[.G138]*[.H$2]/(100+[.H$2]);&quot; &quot;))" office:value-type="string" office:string-value=" ">
            <text:p><text:s/></text:p>
          </table:table-cell>
          <table:table-cell table:formula="of:=IF(([.G138]&lt;&gt;0);[.G138]-[.H13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39]&lt;&gt;0;[.G139]*[.H$2]/(100+[.H$2]);&quot; &quot;))" office:value-type="string" office:string-value=" ">
            <text:p><text:s/></text:p>
          </table:table-cell>
          <table:table-cell table:formula="of:=IF(([.G139]&lt;&gt;0);[.G139]-[.H13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0]&lt;&gt;0;[.G140]*[.H$2]/(100+[.H$2]);&quot; &quot;))" office:value-type="string" office:string-value=" ">
            <text:p><text:s/></text:p>
          </table:table-cell>
          <table:table-cell table:formula="of:=IF(([.G140]&lt;&gt;0);[.G140]-[.H14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1]&lt;&gt;0;[.G141]*[.H$2]/(100+[.H$2]);&quot; &quot;))" office:value-type="string" office:string-value=" ">
            <text:p><text:s/></text:p>
          </table:table-cell>
          <table:table-cell table:formula="of:=IF(([.G141]&lt;&gt;0);[.G141]-[.H14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2]&lt;&gt;0;[.G142]*[.H$2]/(100+[.H$2]);&quot; &quot;))" office:value-type="string" office:string-value=" ">
            <text:p><text:s/></text:p>
          </table:table-cell>
          <table:table-cell table:formula="of:=IF(([.G142]&lt;&gt;0);[.G142]-[.H14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3]&lt;&gt;0;[.G143]*[.H$2]/(100+[.H$2]);&quot; &quot;))" office:value-type="string" office:string-value=" ">
            <text:p><text:s/></text:p>
          </table:table-cell>
          <table:table-cell table:formula="of:=IF(([.G143]&lt;&gt;0);[.G143]-[.H14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4]&lt;&gt;0;[.G144]*[.H$2]/(100+[.H$2]);&quot; &quot;))" office:value-type="string" office:string-value=" ">
            <text:p><text:s/></text:p>
          </table:table-cell>
          <table:table-cell table:formula="of:=IF(([.G144]&lt;&gt;0);[.G144]-[.H14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5]&lt;&gt;0;[.G145]*[.H$2]/(100+[.H$2]);&quot; &quot;))" office:value-type="string" office:string-value=" ">
            <text:p><text:s/></text:p>
          </table:table-cell>
          <table:table-cell table:formula="of:=IF(([.G145]&lt;&gt;0);[.G145]-[.H14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6]&lt;&gt;0;[.G146]*[.H$2]/(100+[.H$2]);&quot; &quot;))" office:value-type="string" office:string-value=" ">
            <text:p><text:s/></text:p>
          </table:table-cell>
          <table:table-cell table:formula="of:=IF(([.G146]&lt;&gt;0);[.G146]-[.H14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7]&lt;&gt;0;[.G147]*[.H$2]/(100+[.H$2]);&quot; &quot;))" office:value-type="string" office:string-value=" ">
            <text:p><text:s/></text:p>
          </table:table-cell>
          <table:table-cell table:formula="of:=IF(([.G147]&lt;&gt;0);[.G147]-[.H14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8]&lt;&gt;0;[.G148]*[.H$2]/(100+[.H$2]);&quot; &quot;))" office:value-type="string" office:string-value=" ">
            <text:p><text:s/></text:p>
          </table:table-cell>
          <table:table-cell table:formula="of:=IF(([.G148]&lt;&gt;0);[.G148]-[.H14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49]&lt;&gt;0;[.G149]*[.H$2]/(100+[.H$2]);&quot; &quot;))" office:value-type="string" office:string-value=" ">
            <text:p><text:s/></text:p>
          </table:table-cell>
          <table:table-cell table:formula="of:=IF(([.G149]&lt;&gt;0);[.G149]-[.H14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0]&lt;&gt;0;[.G150]*[.H$2]/(100+[.H$2]);&quot; &quot;))" office:value-type="string" office:string-value=" ">
            <text:p><text:s/></text:p>
          </table:table-cell>
          <table:table-cell table:formula="of:=IF(([.G150]&lt;&gt;0);[.G150]-[.H15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1]&lt;&gt;0;[.G151]*[.H$2]/(100+[.H$2]);&quot; &quot;))" office:value-type="string" office:string-value=" ">
            <text:p><text:s/></text:p>
          </table:table-cell>
          <table:table-cell table:formula="of:=IF(([.G151]&lt;&gt;0);[.G151]-[.H15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2]&lt;&gt;0;[.G152]*[.H$2]/(100+[.H$2]);&quot; &quot;))" office:value-type="string" office:string-value=" ">
            <text:p><text:s/></text:p>
          </table:table-cell>
          <table:table-cell table:formula="of:=IF(([.G152]&lt;&gt;0);[.G152]-[.H15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3]&lt;&gt;0;[.G153]*[.H$2]/(100+[.H$2]);&quot; &quot;))" office:value-type="string" office:string-value=" ">
            <text:p><text:s/></text:p>
          </table:table-cell>
          <table:table-cell table:formula="of:=IF(([.G153]&lt;&gt;0);[.G153]-[.H15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4]&lt;&gt;0;[.G154]*[.H$2]/(100+[.H$2]);&quot; &quot;))" office:value-type="string" office:string-value=" ">
            <text:p><text:s/></text:p>
          </table:table-cell>
          <table:table-cell table:formula="of:=IF(([.G154]&lt;&gt;0);[.G154]-[.H15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5]&lt;&gt;0;[.G155]*[.H$2]/(100+[.H$2]);&quot; &quot;))" office:value-type="string" office:string-value=" ">
            <text:p><text:s/></text:p>
          </table:table-cell>
          <table:table-cell table:formula="of:=IF(([.G155]&lt;&gt;0);[.G155]-[.H15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6]&lt;&gt;0;[.G156]*[.H$2]/(100+[.H$2]);&quot; &quot;))" office:value-type="string" office:string-value=" ">
            <text:p><text:s/></text:p>
          </table:table-cell>
          <table:table-cell table:formula="of:=IF(([.G156]&lt;&gt;0);[.G156]-[.H15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7]&lt;&gt;0;[.G157]*[.H$2]/(100+[.H$2]);&quot; &quot;))" office:value-type="string" office:string-value=" ">
            <text:p><text:s/></text:p>
          </table:table-cell>
          <table:table-cell table:formula="of:=IF(([.G157]&lt;&gt;0);[.G157]-[.H15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8]&lt;&gt;0;[.G158]*[.H$2]/(100+[.H$2]);&quot; &quot;))" office:value-type="string" office:string-value=" ">
            <text:p><text:s/></text:p>
          </table:table-cell>
          <table:table-cell table:formula="of:=IF(([.G158]&lt;&gt;0);[.G158]-[.H15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59]&lt;&gt;0;[.G159]*[.H$2]/(100+[.H$2]);&quot; &quot;))" office:value-type="string" office:string-value=" ">
            <text:p><text:s/></text:p>
          </table:table-cell>
          <table:table-cell table:formula="of:=IF(([.G159]&lt;&gt;0);[.G159]-[.H15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0]&lt;&gt;0;[.G160]*[.H$2]/(100+[.H$2]);&quot; &quot;))" office:value-type="string" office:string-value=" ">
            <text:p><text:s/></text:p>
          </table:table-cell>
          <table:table-cell table:formula="of:=IF(([.G160]&lt;&gt;0);[.G160]-[.H16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1]&lt;&gt;0;[.G161]*[.H$2]/(100+[.H$2]);&quot; &quot;))" office:value-type="string" office:string-value=" ">
            <text:p><text:s/></text:p>
          </table:table-cell>
          <table:table-cell table:formula="of:=IF(([.G161]&lt;&gt;0);[.G161]-[.H16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2]&lt;&gt;0;[.G162]*[.H$2]/(100+[.H$2]);&quot; &quot;))" office:value-type="string" office:string-value=" ">
            <text:p><text:s/></text:p>
          </table:table-cell>
          <table:table-cell table:formula="of:=IF(([.G162]&lt;&gt;0);[.G162]-[.H16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3]&lt;&gt;0;[.G163]*[.H$2]/(100+[.H$2]);&quot; &quot;))" office:value-type="string" office:string-value=" ">
            <text:p><text:s/></text:p>
          </table:table-cell>
          <table:table-cell table:formula="of:=IF(([.G163]&lt;&gt;0);[.G163]-[.H16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4]&lt;&gt;0;[.G164]*[.H$2]/(100+[.H$2]);&quot; &quot;))" office:value-type="string" office:string-value=" ">
            <text:p><text:s/></text:p>
          </table:table-cell>
          <table:table-cell table:formula="of:=IF(([.G164]&lt;&gt;0);[.G164]-[.H16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5]&lt;&gt;0;[.G165]*[.H$2]/(100+[.H$2]);&quot; &quot;))" office:value-type="string" office:string-value=" ">
            <text:p><text:s/></text:p>
          </table:table-cell>
          <table:table-cell table:formula="of:=IF(([.G165]&lt;&gt;0);[.G165]-[.H16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6]&lt;&gt;0;[.G166]*[.H$2]/(100+[.H$2]);&quot; &quot;))" office:value-type="string" office:string-value=" ">
            <text:p><text:s/></text:p>
          </table:table-cell>
          <table:table-cell table:formula="of:=IF(([.G166]&lt;&gt;0);[.G166]-[.H16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7]&lt;&gt;0;[.G167]*[.H$2]/(100+[.H$2]);&quot; &quot;))" office:value-type="string" office:string-value=" ">
            <text:p><text:s/></text:p>
          </table:table-cell>
          <table:table-cell table:formula="of:=IF(([.G167]&lt;&gt;0);[.G167]-[.H16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8]&lt;&gt;0;[.G168]*[.H$2]/(100+[.H$2]);&quot; &quot;))" office:value-type="string" office:string-value=" ">
            <text:p><text:s/></text:p>
          </table:table-cell>
          <table:table-cell table:formula="of:=IF(([.G168]&lt;&gt;0);[.G168]-[.H16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69]&lt;&gt;0;[.G169]*[.H$2]/(100+[.H$2]);&quot; &quot;))" office:value-type="string" office:string-value=" ">
            <text:p><text:s/></text:p>
          </table:table-cell>
          <table:table-cell table:formula="of:=IF(([.G169]&lt;&gt;0);[.G169]-[.H16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0]&lt;&gt;0;[.G170]*[.H$2]/(100+[.H$2]);&quot; &quot;))" office:value-type="string" office:string-value=" ">
            <text:p><text:s/></text:p>
          </table:table-cell>
          <table:table-cell table:formula="of:=IF(([.G170]&lt;&gt;0);[.G170]-[.H17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1]&lt;&gt;0;[.G171]*[.H$2]/(100+[.H$2]);&quot; &quot;))" office:value-type="string" office:string-value=" ">
            <text:p><text:s/></text:p>
          </table:table-cell>
          <table:table-cell table:formula="of:=IF(([.G171]&lt;&gt;0);[.G171]-[.H17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2]&lt;&gt;0;[.G172]*[.H$2]/(100+[.H$2]);&quot; &quot;))" office:value-type="string" office:string-value=" ">
            <text:p><text:s/></text:p>
          </table:table-cell>
          <table:table-cell table:formula="of:=IF(([.G172]&lt;&gt;0);[.G172]-[.H17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3]&lt;&gt;0;[.G173]*[.H$2]/(100+[.H$2]);&quot; &quot;))" office:value-type="string" office:string-value=" ">
            <text:p><text:s/></text:p>
          </table:table-cell>
          <table:table-cell table:formula="of:=IF(([.G173]&lt;&gt;0);[.G173]-[.H17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4]&lt;&gt;0;[.G174]*[.H$2]/(100+[.H$2]);&quot; &quot;))" office:value-type="string" office:string-value=" ">
            <text:p><text:s/></text:p>
          </table:table-cell>
          <table:table-cell table:formula="of:=IF(([.G174]&lt;&gt;0);[.G174]-[.H17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5]&lt;&gt;0;[.G175]*[.H$2]/(100+[.H$2]);&quot; &quot;))" office:value-type="string" office:string-value=" ">
            <text:p><text:s/></text:p>
          </table:table-cell>
          <table:table-cell table:formula="of:=IF(([.G175]&lt;&gt;0);[.G175]-[.H17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6]&lt;&gt;0;[.G176]*[.H$2]/(100+[.H$2]);&quot; &quot;))" office:value-type="string" office:string-value=" ">
            <text:p><text:s/></text:p>
          </table:table-cell>
          <table:table-cell table:formula="of:=IF(([.G176]&lt;&gt;0);[.G176]-[.H17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7]&lt;&gt;0;[.G177]*[.H$2]/(100+[.H$2]);&quot; &quot;))" office:value-type="string" office:string-value=" ">
            <text:p><text:s/></text:p>
          </table:table-cell>
          <table:table-cell table:formula="of:=IF(([.G177]&lt;&gt;0);[.G177]-[.H17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8]&lt;&gt;0;[.G178]*[.H$2]/(100+[.H$2]);&quot; &quot;))" office:value-type="string" office:string-value=" ">
            <text:p><text:s/></text:p>
          </table:table-cell>
          <table:table-cell table:formula="of:=IF(([.G178]&lt;&gt;0);[.G178]-[.H17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79]&lt;&gt;0;[.G179]*[.H$2]/(100+[.H$2]);&quot; &quot;))" office:value-type="string" office:string-value=" ">
            <text:p><text:s/></text:p>
          </table:table-cell>
          <table:table-cell table:formula="of:=IF(([.G179]&lt;&gt;0);[.G179]-[.H17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0]&lt;&gt;0;[.G180]*[.H$2]/(100+[.H$2]);&quot; &quot;))" office:value-type="string" office:string-value=" ">
            <text:p><text:s/></text:p>
          </table:table-cell>
          <table:table-cell table:formula="of:=IF(([.G180]&lt;&gt;0);[.G180]-[.H18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1]&lt;&gt;0;[.G181]*[.H$2]/(100+[.H$2]);&quot; &quot;))" office:value-type="string" office:string-value=" ">
            <text:p><text:s/></text:p>
          </table:table-cell>
          <table:table-cell table:formula="of:=IF(([.G181]&lt;&gt;0);[.G181]-[.H18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2]&lt;&gt;0;[.G182]*[.H$2]/(100+[.H$2]);&quot; &quot;))" office:value-type="string" office:string-value=" ">
            <text:p><text:s/></text:p>
          </table:table-cell>
          <table:table-cell table:formula="of:=IF(([.G182]&lt;&gt;0);[.G182]-[.H18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3]&lt;&gt;0;[.G183]*[.H$2]/(100+[.H$2]);&quot; &quot;))" office:value-type="string" office:string-value=" ">
            <text:p><text:s/></text:p>
          </table:table-cell>
          <table:table-cell table:formula="of:=IF(([.G183]&lt;&gt;0);[.G183]-[.H18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4]&lt;&gt;0;[.G184]*[.H$2]/(100+[.H$2]);&quot; &quot;))" office:value-type="string" office:string-value=" ">
            <text:p><text:s/></text:p>
          </table:table-cell>
          <table:table-cell table:formula="of:=IF(([.G184]&lt;&gt;0);[.G184]-[.H18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5]&lt;&gt;0;[.G185]*[.H$2]/(100+[.H$2]);&quot; &quot;))" office:value-type="string" office:string-value=" ">
            <text:p><text:s/></text:p>
          </table:table-cell>
          <table:table-cell table:formula="of:=IF(([.G185]&lt;&gt;0);[.G185]-[.H18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6]&lt;&gt;0;[.G186]*[.H$2]/(100+[.H$2]);&quot; &quot;))" office:value-type="string" office:string-value=" ">
            <text:p><text:s/></text:p>
          </table:table-cell>
          <table:table-cell table:formula="of:=IF(([.G186]&lt;&gt;0);[.G186]-[.H18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7]&lt;&gt;0;[.G187]*[.H$2]/(100+[.H$2]);&quot; &quot;))" office:value-type="string" office:string-value=" ">
            <text:p><text:s/></text:p>
          </table:table-cell>
          <table:table-cell table:formula="of:=IF(([.G187]&lt;&gt;0);[.G187]-[.H18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8]&lt;&gt;0;[.G188]*[.H$2]/(100+[.H$2]);&quot; &quot;))" office:value-type="string" office:string-value=" ">
            <text:p><text:s/></text:p>
          </table:table-cell>
          <table:table-cell table:formula="of:=IF(([.G188]&lt;&gt;0);[.G188]-[.H18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89]&lt;&gt;0;[.G189]*[.H$2]/(100+[.H$2]);&quot; &quot;))" office:value-type="string" office:string-value=" ">
            <text:p><text:s/></text:p>
          </table:table-cell>
          <table:table-cell table:formula="of:=IF(([.G189]&lt;&gt;0);[.G189]-[.H18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0]&lt;&gt;0;[.G190]*[.H$2]/(100+[.H$2]);&quot; &quot;))" office:value-type="string" office:string-value=" ">
            <text:p><text:s/></text:p>
          </table:table-cell>
          <table:table-cell table:formula="of:=IF(([.G190]&lt;&gt;0);[.G190]-[.H19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1]&lt;&gt;0;[.G191]*[.H$2]/(100+[.H$2]);&quot; &quot;))" office:value-type="string" office:string-value=" ">
            <text:p><text:s/></text:p>
          </table:table-cell>
          <table:table-cell table:formula="of:=IF(([.G191]&lt;&gt;0);[.G191]-[.H191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2]&lt;&gt;0;[.G192]*[.H$2]/(100+[.H$2]);&quot; &quot;))" office:value-type="string" office:string-value=" ">
            <text:p><text:s/></text:p>
          </table:table-cell>
          <table:table-cell table:formula="of:=IF(([.G192]&lt;&gt;0);[.G192]-[.H192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3]&lt;&gt;0;[.G193]*[.H$2]/(100+[.H$2]);&quot; &quot;))" office:value-type="string" office:string-value=" ">
            <text:p><text:s/></text:p>
          </table:table-cell>
          <table:table-cell table:formula="of:=IF(([.G193]&lt;&gt;0);[.G193]-[.H193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4]&lt;&gt;0;[.G194]*[.H$2]/(100+[.H$2]);&quot; &quot;))" office:value-type="string" office:string-value=" ">
            <text:p><text:s/></text:p>
          </table:table-cell>
          <table:table-cell table:formula="of:=IF(([.G194]&lt;&gt;0);[.G194]-[.H194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5]&lt;&gt;0;[.G195]*[.H$2]/(100+[.H$2]);&quot; &quot;))" office:value-type="string" office:string-value=" ">
            <text:p><text:s/></text:p>
          </table:table-cell>
          <table:table-cell table:formula="of:=IF(([.G195]&lt;&gt;0);[.G195]-[.H195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6]&lt;&gt;0;[.G196]*[.H$2]/(100+[.H$2]);&quot; &quot;))" office:value-type="string" office:string-value=" ">
            <text:p><text:s/></text:p>
          </table:table-cell>
          <table:table-cell table:formula="of:=IF(([.G196]&lt;&gt;0);[.G196]-[.H196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7]&lt;&gt;0;[.G197]*[.H$2]/(100+[.H$2]);&quot; &quot;))" office:value-type="string" office:string-value=" ">
            <text:p><text:s/></text:p>
          </table:table-cell>
          <table:table-cell table:formula="of:=IF(([.G197]&lt;&gt;0);[.G197]-[.H197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8]&lt;&gt;0;[.G198]*[.H$2]/(100+[.H$2]);&quot; &quot;))" office:value-type="string" office:string-value=" ">
            <text:p><text:s/></text:p>
          </table:table-cell>
          <table:table-cell table:formula="of:=IF(([.G198]&lt;&gt;0);[.G198]-[.H198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number-columns-repeated="5"/>
          <table:table-cell table:style-name="ce131"/>
          <table:table-cell/>
          <table:table-cell table:formula="of:=IF([.H$4]=&quot;X&quot;;&quot; &quot;;IF([.G199]&lt;&gt;0;[.G199]*[.H$2]/(100+[.H$2]);&quot; &quot;))" office:value-type="string" office:string-value=" ">
            <text:p><text:s/></text:p>
          </table:table-cell>
          <table:table-cell table:formula="of:=IF(([.G199]&lt;&gt;0);[.G199]-[.H199];&quot; &quot;)" office:value-type="string" office:string-value=" ">
            <text:p><text:s/></text:p>
          </table:table-cell>
          <table:table-cell table:number-columns-repeated="1015"/>
        </table:table-row>
        <table:table-row table:style-name="ro17">
          <table:table-cell table:style-name="ce128"/>
          <table:table-cell table:style-name="ce132"/>
          <table:table-cell table:style-name="ce136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H$4]=&quot;X&quot;;&quot; &quot;;IF([.G200]&lt;&gt;0;[.G200]*[.H$2]/(100+[.H$2]);&quot; &quot;))" office:value-type="string" office:string-value=" ">
            <text:p><text:s/></text:p>
          </table:table-cell>
          <table:table-cell table:style-name="ce147" table:formula="of:=IF(([.G200]&lt;&gt;0);[.G200]-[.H200];&quot; &quot;)" office:value-type="string" office:string-value=" ">
            <text:p><text:s/></text:p>
          </table:table-cell>
          <table:table-cell table:number-columns-repeated="1015"/>
        </table:table-row>
        <table:table-row table:style-name="ro16">
          <table:table-cell table:style-name="ce104" office:value-type="string">
            <text:p>Entries below this row are not included in Row 1 Totals</text:p>
          </table:table-cell>
          <table:table-cell table:number-columns-repeated="5"/>
          <table:table-cell/>
          <table:table-cell table:formula="of:=IF([.G201]&lt;&gt;0;[.G201]*#REF!/(100+#REF!),&quot; &quot;))" office:value-type="float" office:value="0">
            <text:p>0.00 </text:p>
          </table:table-cell>
          <table:table-cell table:number-columns-repeated="1016"/>
        </table:table-row>
        <table:table-row table:style-name="ro16" table:number-rows-repeated="10483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'file:///C:/Users/Antony/diy/GB%20Accounts/GB%20Accounts%202012/GB%20Accounts%20Self%20Employed%202012-04-05%20(Apr12)%20OpenOffice/Financialaccounts050412.ods'#Admin" table:print="false" table:style-name="ta_extref">
        <table:table-source xlink:type="simple" xlink:href="../Financialaccounts050412.ods" table:table-name="Admin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40602">
            <text:p>40602</text:p>
          </table:table-cell>
        </table:table-row>
        <table:table-row>
          <table:table-cell/>
          <table:table-cell table:style-name="ce1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63">
            <text:p>40663</text:p>
          </table:table-cell>
        </table:table-row>
        <table:table-row>
          <table:table-cell/>
          <table:table-cell table:style-name="ce1" office:value-type="float" office:value="40694">
            <text:p>40694</text:p>
          </table:table-cell>
        </table:table-row>
        <table:table-row>
          <table:table-cell/>
          <table:table-cell table:style-name="ce1" office:value-type="float" office:value="40724">
            <text:p>40724</text:p>
          </table:table-cell>
        </table:table-row>
        <table:table-row>
          <table:table-cell/>
          <table:table-cell table:style-name="ce1" office:value-type="float" office:value="40755">
            <text:p>40755</text:p>
          </table:table-cell>
        </table:table-row>
        <table:table-row>
          <table:table-cell/>
          <table:table-cell table:style-name="ce1" office:value-type="float" office:value="40786">
            <text:p>40786</text:p>
          </table:table-cell>
        </table:table-row>
        <table:table-row>
          <table:table-cell/>
          <table:table-cell table:style-name="ce1" office:value-type="float" office:value="40816">
            <text:p>40816</text:p>
          </table:table-cell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</table:table>
      <table:table table:name="'file:///C:/Users/Antony/diy/GB%20Accounts/GB%20Accounts%202012/GB%20Accounts%20Self%20Employed%202012-04-05%20(Apr12)%20OpenOffice/Sales050412.ods'#OpeningDebtors" table:print="false" table:style-name="ta_extref">
        <table:table-source xlink:type="simple" xlink:href="../Sales050412.ods" table:table-name="OpeningDeb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float" office:value="17.5">
            <text:p>17.5</text:p>
          </table:table-cell>
        </table:table-row>
      </table:table>
      <table:table table:name="'file:///C:/Users/Antony/diy/GB%20Accounts/GB%20Accounts%202012/GB%20Accounts%20Self%20Employed%202012-04-05%20(Apr12)%20OpenOffice/Sales050412.ods'#Apr11" table:print="false" table:style-name="ta_extref">
        <table:table-source xlink:type="simple" xlink:href="../Sales050412.ods" table:table-name="Apr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May11" table:print="false" table:style-name="ta_extref">
        <table:table-source xlink:type="simple" xlink:href="../Sales050412.ods" table:table-name="May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Jun11" table:print="false" table:style-name="ta_extref">
        <table:table-source xlink:type="simple" xlink:href="../Sales050412.ods" table:table-name="Jun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Jul11" table:print="false" table:style-name="ta_extref">
        <table:table-source xlink:type="simple" xlink:href="../Sales050412.ods" table:table-name="Jul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Aug11" table:print="false" table:style-name="ta_extref">
        <table:table-source xlink:type="simple" xlink:href="../Sales050412.ods" table:table-name="Aug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Sep11" table:print="false" table:style-name="ta_extref">
        <table:table-source xlink:type="simple" xlink:href="../Sales050412.ods" table:table-name="Sep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Oct11" table:print="false" table:style-name="ta_extref">
        <table:table-source xlink:type="simple" xlink:href="../Sales050412.ods" table:table-name="Oct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Nov11" table:print="false" table:style-name="ta_extref">
        <table:table-source xlink:type="simple" xlink:href="../Sales050412.ods" table:table-name="Nov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Dec11" table:print="false" table:style-name="ta_extref">
        <table:table-source xlink:type="simple" xlink:href="../Sales050412.ods" table:table-name="Dec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Jan12" table:print="false" table:style-name="ta_extref">
        <table:table-source xlink:type="simple" xlink:href="../Sales050412.ods" table:table-name="Jan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Feb12" table:print="false" table:style-name="ta_extref">
        <table:table-source xlink:type="simple" xlink:href="../Sales050412.ods" table:table-name="Feb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Mar12" table:print="false" table:style-name="ta_extref">
        <table:table-source xlink:type="simple" xlink:href="../Sales050412.ods" table:table-name="Mar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ClosingDebtors" table:print="false" table:style-name="ta_extref">
        <table:table-source xlink:type="simple" xlink:href="../Sales050412.ods" table:table-name="ClosingDeb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float" office:value="17.5">
            <text:p>17.5</text:p>
          </table:table-cell>
        </table:table-row>
      </table:table>
      <table:table table:name="'file:///C:/Users/Antony/diy/GB%20Accounts/GB%20Accounts%202012/GB%20Accounts%20Self%20Employed%202012-04-05%20(Apr12)%20OpenOffice/Purchases050412.ods'#OpeningCreditors" table:print="false" table:style-name="ta_extref">
        <table:table-source xlink:type="simple" xlink:href="../Purchases050412.ods" table:table-name="Open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float" office:value="20">
            <text:p>20</text:p>
          </table:table-cell>
        </table:table-row>
      </table:table>
      <table:table table:name="'file:///C:/Users/Antony/diy/GB%20Accounts/GB%20Accounts%202012/GB%20Accounts%20Self%20Employed%202012-04-05%20(Apr12)%20OpenOffice/Purchases050412.ods'#Apr11" table:print="false" table:style-name="ta_extref">
        <table:table-source xlink:type="simple" xlink:href="../Purchases050412.ods" table:table-name="Apr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May11" table:print="false" table:style-name="ta_extref">
        <table:table-source xlink:type="simple" xlink:href="../Purchases050412.ods" table:table-name="May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Jun11" table:print="false" table:style-name="ta_extref">
        <table:table-source xlink:type="simple" xlink:href="../Purchases050412.ods" table:table-name="Jun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Jul11" table:print="false" table:style-name="ta_extref">
        <table:table-source xlink:type="simple" xlink:href="../Purchases050412.ods" table:table-name="Jul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Aug11" table:print="false" table:style-name="ta_extref">
        <table:table-source xlink:type="simple" xlink:href="../Purchases050412.ods" table:table-name="Aug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Sep11" table:print="false" table:style-name="ta_extref">
        <table:table-source xlink:type="simple" xlink:href="../Purchases050412.ods" table:table-name="Sep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Oct11" table:print="false" table:style-name="ta_extref">
        <table:table-source xlink:type="simple" xlink:href="../Purchases050412.ods" table:table-name="Oct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Nov11" table:print="false" table:style-name="ta_extref">
        <table:table-source xlink:type="simple" xlink:href="../Purchases050412.ods" table:table-name="Nov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Dec11" table:print="false" table:style-name="ta_extref">
        <table:table-source xlink:type="simple" xlink:href="../Purchases050412.ods" table:table-name="Dec11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Jan12" table:print="false" table:style-name="ta_extref">
        <table:table-source xlink:type="simple" xlink:href="../Purchases050412.ods" table:table-name="Jan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Feb12" table:print="false" table:style-name="ta_extref">
        <table:table-source xlink:type="simple" xlink:href="../Purchases050412.ods" table:table-name="Feb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Mar12" table:print="false" table:style-name="ta_extref">
        <table:table-source xlink:type="simple" xlink:href="../Purchases050412.ods" table:table-name="Mar12" table:filter-name="calc8" table:mode="copy-results-only"/>
        <table:table-column table:number-columns-repeated="9"/>
        <table:table-row>
          <table:table-cell table:number-columns-repeated="7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Purchases050412.ods'#ClosingCreditors" table:print="false" table:style-name="ta_extref">
        <table:table-source xlink:type="simple" xlink:href="../Purchases050412.ods" table:table-name="Clos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3" office:value-type="float" office:value="17.5">
            <text:p>17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2" number:min-integer-digits="1"/>
      <number:text> </number:text>
    </number:number-style>
    <number:number-style style:name="N116P0" style:volatile="true">
      <number:number number:decimal-places="2" number:min-integer-digits="1"/>
      <number:text> </number:text>
    </number:number-style>
    <number:number-style style:name="N116">
      <style:text-properties fo:color="#ff0000"/>
      <number:text>-</number:text>
      <number:number number:decimal-places="2" number:min-integer-digits="1"/>
      <number:text> </number:text>
      <style:map style:condition="value()&gt;=0" style:apply-style-name="N116P0"/>
    </number:number-style>
    <number:date-style style:name="N11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7">
      <number:text-content/>
      <style:map style:condition="value()&gt;=0" style:apply-style-name="N117P0"/>
    </number:text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12/06/2011</text:date>, <text:time>19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</text:p>
      </style:header>
      <style:header-left style:display="false"/>
      <style:footer>
        <style:region-left>
          <text:p><text:date style:data-style-name="N2" text:date-value="2011-06-12">12/06/2011</text:date> <text:s/><text:time>19:14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</text:p>
      </style:header>
      <style:header-left style:display="false"/>
      <style:footer>
        <style:region-left>
          <text:p><text:date style:data-style-name="N2" text:date-value="2011-06-12">12/06/2011</text:date> <text:s/><text:time>19:14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</text:p>
      </style:header>
      <style:header-left style:display="false"/>
      <style:footer>
        <style:region-left>
          <text:p><text:date style:data-style-name="N2" text:date-value="2011-06-12">12/06/2011</text:date> <text:s/><text:time>19:14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</text:p>
      </style:header>
      <style:header-left style:display="false"/>
      <style:footer>
        <style:region-left>
          <text:p><text:date style:data-style-name="N2" text:date-value="2011-06-12">12/06/2011</text:date> <text:s/><text:time>19:14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</text:p>
      </style:header>
      <style:header-left style:display="false"/>
      <style:footer>
        <style:region-left>
          <text:p><text:date style:data-style-name="N2" text:date-value="2011-06-12">12/06/2011</text:date> <text:s/><text:time>19:14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6-12">12/06/2011</text:date> <text:s/><text:time>19:14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</dc:title>
    <meta:initial-creator>Terry Cartwright</meta:initial-creator>
    <dc:creator>Antony Cartwright</dc:creator>
    <meta:creation-date>2006-06-05T10:56:36Z</meta:creation-date>
    <dc:date>2011-06-12T19:14:46.97</dc:date>
    <meta:print-date>2007-02-10T23:38:25Z</meta:print-date>
    <meta:editing-duration>PT6M29S</meta:editing-duration>
    <meta:editing-cycles>1</meta:editing-cycles>
    <meta:document-statistic meta:table-count="14" meta:cell-count="5262" meta:object-count="0"/>
  </office:meta>
</office:document-meta>
</file>